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Calibri1" svg:font-family="Calibri"/>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83.87mm"/>
    </style:style>
    <style:style style:name="co3" style:family="table-column">
      <style:table-column-properties fo:break-before="auto" style:column-width="16.93mm"/>
    </style:style>
    <style:style style:name="co4" style:family="table-column">
      <style:table-column-properties fo:break-before="auto" style:column-width="19.05mm"/>
    </style:style>
    <style:style style:name="co5" style:family="table-column">
      <style:table-column-properties fo:break-before="auto" style:column-width="15.35mm"/>
    </style:style>
    <style:style style:name="co6" style:family="table-column">
      <style:table-column-properties fo:break-before="auto" style:column-width="21.17mm"/>
    </style:style>
    <style:style style:name="co7" style:family="table-column">
      <style:table-column-properties fo:break-before="auto" style:column-width="110.6mm"/>
    </style:style>
    <style:style style:name="co8" style:family="table-column">
      <style:table-column-properties fo:break-before="auto" style:column-width="53.45mm"/>
    </style:style>
    <style:style style:name="co9" style:family="table-column">
      <style:table-column-properties fo:break-before="auto" style:column-width="69.59mm"/>
    </style:style>
    <style:style style:name="co10" style:family="table-column">
      <style:table-column-properties fo:break-before="auto" style:column-width="177.8mm"/>
    </style:style>
    <style:style style:name="co11" style:family="table-column">
      <style:table-column-properties fo:break-before="auto" style:column-width="60.06mm"/>
    </style:style>
    <style:style style:name="co12" style:family="table-column">
      <style:table-column-properties fo:break-before="auto" style:column-width="49.74mm"/>
    </style:style>
    <style:style style:name="co13" style:family="table-column">
      <style:table-column-properties fo:break-before="auto" style:column-width="222.78mm"/>
    </style:style>
    <style:style style:name="co14"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13.49mm" fo:break-before="auto" style:use-optimal-row-height="true"/>
    </style:style>
    <style:style style:name="ro4" style:family="table-row">
      <style:table-row-properties style:row-height="6.09mm" fo:break-before="auto" style:use-optimal-row-height="true"/>
    </style:style>
    <style:style style:name="ro5" style:family="table-row">
      <style:table-row-properties style:row-height="85.46mm" fo:break-before="auto" style:use-optimal-row-height="true"/>
    </style:style>
    <style:style style:name="ro6" style:family="table-row">
      <style:table-row-properties style:row-height="40.48mm" fo:break-before="auto" style:use-optimal-row-height="true"/>
    </style:style>
    <style:style style:name="ro7" style:family="table-row">
      <style:table-row-properties style:row-height="9mm" fo:break-before="auto" style:use-optimal-row-height="true"/>
    </style:style>
    <style:style style:name="ro8" style:family="table-row">
      <style:table-row-properties style:row-height="35.98mm" fo:break-before="auto" style:use-optimal-row-height="true"/>
    </style:style>
    <style:style style:name="ro9" style:family="table-row">
      <style:table-row-properties style:row-height="72.23mm" fo:break-before="auto" style:use-optimal-row-height="false"/>
    </style:style>
    <style:style style:name="ro10" style:family="table-row">
      <style:table-row-properties style:row-height="21.17mm" fo:break-before="auto" style:use-optimal-row-height="true"/>
    </style:style>
    <style:style style:name="ro11" style:family="table-row">
      <style:table-row-properties style:row-height="17.99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26.99mm" fo:break-before="auto" style:use-optimal-row-height="true"/>
    </style:style>
    <style:style style:name="ro14" style:family="table-row">
      <style:table-row-properties style:row-height="22.49mm" fo:break-before="auto" style:use-optimal-row-height="true"/>
    </style:style>
    <style:style style:name="ro15" style:family="table-row">
      <style:table-row-properties style:row-height="52.12mm" fo:break-before="auto" style:use-optimal-row-height="false"/>
    </style:style>
    <style:style style:name="ro16" style:family="table-row">
      <style:table-row-properties style:row-height="19.58mm" fo:break-before="auto" style:use-optimal-row-height="false"/>
    </style:style>
    <style:style style:name="ro17" style:family="table-row">
      <style:table-row-properties style:row-height="98.95mm" fo:break-before="auto" style:use-optimal-row-height="true"/>
    </style:style>
    <style:style style:name="ro18" style:family="table-row">
      <style:table-row-properties style:row-height="71.97mm" fo:break-before="auto" style:use-optimal-row-height="true"/>
    </style:style>
    <style:style style:name="ro19" style:family="table-row">
      <style:table-row-properties style:row-height="4.87mm" fo:break-before="auto" style:use-optimal-row-height="true"/>
    </style:style>
    <style:style style:name="ro20" style:family="table-row">
      <style:table-row-properties style:row-height="10.58mm" fo:break-before="auto" style:use-optimal-row-height="true"/>
    </style:style>
    <style:style style:name="ro21" style:family="table-row">
      <style:table-row-properties style:row-height="94.46mm" fo:break-before="auto" style:use-optimal-row-height="true"/>
    </style:style>
    <style:style style:name="ro22" style:family="table-row">
      <style:table-row-properties style:row-height="62.97mm" fo:break-before="auto" style:use-optimal-row-height="true"/>
    </style:style>
    <style:style style:name="ro23" style:family="table-row">
      <style:table-row-properties style:row-height="37.04mm" fo:break-before="auto" style:use-optimal-row-height="true"/>
    </style:style>
    <style:style style:name="ro24" style:family="table-row">
      <style:table-row-properties style:row-height="10.05mm" fo:break-before="auto" style:use-optimal-row-height="true"/>
    </style:style>
    <style:style style:name="ro25" style:family="table-row">
      <style:table-row-properties style:row-height="95.78mm" fo:break-before="auto" style:use-optimal-row-height="false"/>
    </style:style>
    <style:style style:name="ro26" style:family="table-row">
      <style:table-row-properties style:row-height="125.94mm" fo:break-before="auto" style:use-optimal-row-height="true"/>
    </style:style>
    <style:style style:name="ro27" style:family="table-row">
      <style:table-row-properties style:row-height="44.98mm" fo:break-before="auto" style:use-optimal-row-height="true"/>
    </style:style>
    <style:style style:name="ro28" style:family="table-row">
      <style:table-row-properties style:row-height="67.47mm" fo:break-before="auto" style:use-optimal-row-height="true"/>
    </style:style>
    <style:style style:name="ro29" style:family="table-row">
      <style:table-row-properties style:row-height="112.45mm" fo:break-before="auto" style:use-optimal-row-height="true"/>
    </style:style>
    <style:style style:name="ro30" style:family="table-row">
      <style:table-row-properties style:row-height="15.08mm" fo:break-before="auto" style:use-optimal-row-height="true"/>
    </style:style>
    <style:style style:name="ro31" style:family="table-row">
      <style:table-row-properties style:row-height="32.54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fo:background-color="#b9cde5" fo:wrap-option="wrap" fo:border="0.06pt solid #ffffff" style:vertical-align="top"/>
      <style:text-properties style:font-name="Arial" fo:font-size="10pt" fo:font-weight="bold" style:font-name-asian="Arial" style:font-size-asian="10pt" style:font-weight-asian="bold" style:font-name-complex="Arial" style:font-size-complex="10pt" style:font-weight-complex="bold"/>
    </style:style>
    <style:style style:name="ce3" style:family="table-cell" style:parent-style-name="Default" style:data-style-name="N100">
      <style:table-cell-properties fo:background-color="#b9cde5" style:text-align-source="fix" style:repeat-content="false" fo:wrap-option="wrap" fo:border="0.06pt solid #ffffff" fo:padding-bottom="0.35mm" fo:padding-left="0.35mm" fo:padding-right="0mm" fo:padding-top="0.35mm" style:vertical-align="top"/>
      <style:paragraph-properties fo:text-align="end"/>
      <style:text-properties style:font-name="Arial" fo:font-size="10pt" style:font-name-asian="Arial" style:font-size-asian="10pt" style:font-name-complex="Arial" style:font-size-complex="10pt"/>
    </style:style>
    <style:style style:name="ce4" style:family="table-cell" style:parent-style-name="Default" style:data-style-name="N10107">
      <style:table-cell-properties fo:background-color="#b9cde5" fo:wrap-option="wrap" fo:border="0.06pt solid #ffffff" style:vertical-align="top"/>
      <style:text-properties style:font-name="Arial" fo:font-size="10pt" style:font-name-asian="Arial" style:font-size-asian="10pt" style:font-name-complex="Arial" style:font-size-complex="10pt"/>
    </style:style>
    <style:style style:name="ce5" style:family="table-cell" style:parent-style-name="Default" style:data-style-name="N0">
      <style:table-cell-properties fo:background-color="#b9cde5" style:text-align-source="fix" style:repeat-content="false" fo:wrap-option="wrap" fo:border="0.06pt solid #ffffff" fo:padding-bottom="0.35mm" fo:padding-left="0.35mm" fo:padding-right="0mm" fo:padding-top="0.35mm" style:vertical-align="top"/>
      <style:paragraph-properties fo:text-align="end"/>
      <style:text-properties style:font-name="Arial" fo:font-size="10pt" style:font-name-asian="Arial" style:font-size-asian="10pt" style:font-name-complex="Arial" style:font-size-complex="10pt"/>
    </style:style>
    <style:style style:name="ce6" style:family="table-cell" style:parent-style-name="Default" style:data-style-name="N100">
      <style:table-cell-properties fo:border-bottom="0.06pt solid #000000" style:text-align-source="fix" style:repeat-content="false" fo:border-left="none" fo:border-right="none" fo:border-top="none" style:vertical-align="automatic"/>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7" style:family="table-cell" style:parent-style-name="Default" style:data-style-name="N100">
      <style:table-cell-properties style:text-align-source="fix" style:repeat-content="false" fo:padding-bottom="0.35mm" fo:padding-left="0.35mm" fo:padding-right="0mm" fo:padding-top="0.35mm" style:vertical-align="automatic"/>
      <style:paragraph-properties fo:text-align="end"/>
      <style:text-properties style:font-name="Arial" fo:font-size="10pt" style:font-name-asian="Arial" style:font-size-asian="10pt" style:font-name-complex="Arial" style:font-size-complex="10pt"/>
    </style:style>
    <style:style style:name="ce8" style:family="table-cell" style:parent-style-name="Default" style:data-style-name="N100">
      <style:table-cell-properties style:text-align-source="fix" style:repeat-content="false" fo:padding-bottom="0.35mm" fo:padding-left="0.35mm" fo:padding-right="0mm" fo:padding-top="0.35mm" style:vertical-align="automatic"/>
      <style:paragraph-properties fo:text-align="end"/>
    </style:style>
    <style:style style:name="ce9" style:family="table-cell" style:parent-style-name="Default" style:data-style-name="N10107">
      <style:table-cell-properties fo:border-bottom="0.06pt solid #000000" fo:border-left="none" fo:border-right="none" fo:border-top="none"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0" style:family="table-cell" style:parent-style-name="Default" style:data-style-name="N10107">
      <style:table-cell-properties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1" style:family="table-cell" style:parent-style-name="Default" style:data-style-name="N10107">
      <style:table-cell-properties style:vertical-align="automatic"/>
    </style:style>
    <style:style style:name="ce12" style:family="table-cell" style:parent-style-name="Default" style:data-style-name="N0">
      <style:table-cell-properties fo:border-bottom="0.06pt solid #000000" fo:wrap-option="wrap" fo:border-left="none" fo:border-right="none" fo:border-top="none"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3" style:family="table-cell" style:parent-style-name="Default" style:data-style-name="N0">
      <style:table-cell-properties fo:wrap-option="wrap" style:vertical-align="automatic"/>
      <style:text-properties style:font-name="Arial" fo:font-size="10pt" style:font-name-asian="Arial" style:font-size-asian="10pt" style:font-name-complex="Arial" style:font-size-complex="10pt"/>
    </style:style>
    <style:style style:name="ce14" style:family="table-cell" style:parent-style-name="Default" style:data-style-name="N0">
      <style:table-cell-properties fo:wrap-option="wrap" style:vertical-align="automatic"/>
    </style:style>
    <style:style style:name="ce15" style:family="table-cell" style:parent-style-name="Excel_20_Built-in_20_Heading_20_2" style:data-style-name="N0">
      <style:table-cell-properties fo:border-bottom="2.01pt solid #a7c0de" style:cell-protect="protected" style:print-content="true" fo:background-color="transparent" fo:wrap-option="wrap" fo:border-left="none" fo:border-right="none" fo:border-top="none" style:vertical-align="automatic"/>
      <style:text-properties fo:color="#1f497d" style:font-name="Calibri" fo:font-size="13pt" fo:font-weight="bold" style:font-name-asian="Calibri1" style:font-size-asian="13pt" style:font-weight-asian="bold" style:font-name-complex="Calibri1" style:font-size-complex="13pt" style:font-weight-complex="bold"/>
    </style:style>
    <style:style style:name="ce16" style:family="table-cell" style:parent-style-name="Default" style:data-style-name="N0">
      <style:table-cell-properties style:text-align-source="fix" style:repeat-content="false" fo:wrap-option="wrap" style:vertical-align="top"/>
      <style:paragraph-properties fo:text-align="start" fo:margin-left="0mm"/>
    </style:style>
    <style:style style:name="ce17" style:family="table-cell" style:parent-style-name="Default" style:data-style-name="N0">
      <style:table-cell-properties style:text-align-source="fix" style:repeat-content="false"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18"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19" style:family="table-cell" style:parent-style-name="Default" style:data-style-name="N0">
      <style:table-cell-properties style:text-align-source="fix" style:repeat-content="false" style:vertical-align="top"/>
      <style:paragraph-properties fo:text-align="start" fo:margin-left="0mm"/>
      <style:text-properties style:font-name="Arial" fo:font-size="10pt" style:font-name-asian="Arial" style:font-size-asian="10pt" style:font-name-complex="Arial" style:font-size-complex="10pt"/>
    </style:style>
    <style:style style:name="ce20" style:family="table-cell" style:parent-style-name="Excel_20_Built-in_20_Heading_20_2" style:data-style-name="N0">
      <style:table-cell-properties style:cell-protect="protected" style:print-content="true" fo:background-color="transparent" fo:wrap-option="wrap" fo:border="none" style:vertical-align="automatic"/>
      <style:text-properties fo:color="#1f497d" style:font-name="Calibri" fo:font-size="13pt" fo:font-weight="bold" style:font-name-asian="Calibri1" style:font-size-asian="13pt" style:font-weight-asian="bold" style:font-name-complex="Calibri1" style:font-size-complex="13pt" style:font-weight-complex="bold"/>
    </style:style>
    <style:style style:name="ce21" style:family="table-cell" style:parent-style-name="Default" style:data-style-name="N0">
      <style:table-cell-properties fo:border-bottom="2.01pt solid #ffffff" fo:background-color="#4f81bd" fo:wrap-option="wrap" fo:border-left="0.06pt solid #ffffff" fo:border-right="0.06pt solid #ffffff" fo:border-top="2.01pt solid #a7c0de" style:vertical-align="middle"/>
      <style:text-properties fo:color="#ffffff" style:font-name="Arial" fo:font-size="10pt" fo:font-weight="bold" style:font-name-asian="Arial" style:font-size-asian="10pt" style:font-weight-asian="bold" style:font-name-complex="Arial" style:font-size-complex="10pt" style:font-weight-complex="bold"/>
    </style:style>
    <style:style style:name="ce22" style:family="table-cell" style:parent-style-name="Default" style:data-style-name="N0">
      <style:table-cell-properties style:text-align-source="fix" style:repeat-content="false" fo:wrap-option="wrap" style:vertical-align="top"/>
      <style:paragraph-properties fo:text-align="center"/>
      <style:text-properties style:font-name="Arial" fo:font-size="10pt" style:font-name-asian="Arial" style:font-size-asian="10pt" style:font-name-complex="Arial" style:font-size-complex="10pt"/>
    </style:style>
    <style:style style:name="ce23" style:family="table-cell" style:parent-style-name="Excel_20_Built-in_20_Neutral" style:data-style-name="N0">
      <style:table-cell-properties fo:background-color="#ffeb9c" style:cell-protect="protected" style:print-content="true" style:text-align-source="fix" style:repeat-content="false" fo:wrap-option="wrap" style:vertical-align="top"/>
      <style:paragraph-properties fo:text-align="center"/>
      <style:text-properties fo:color="#9c6500" style:font-name="Calibri1" style:font-name-asian="Calibri1" style:font-name-complex="Calibri1"/>
    </style:style>
    <style:style style:name="ce24" style:family="table-cell" style:parent-style-name="Excel_20_Built-in_20_Neutral" style:data-style-name="N0">
      <style:table-cell-properties fo:background-color="#ffeb9c" style:cell-protect="protected" style:print-content="true" style:text-align-source="fix" style:repeat-content="false" fo:wrap-option="wrap" style:vertical-align="middle"/>
      <style:paragraph-properties fo:text-align="center"/>
      <style:text-properties fo:color="#9c6500" style:font-name="Calibri1" style:font-name-asian="Calibri1" style:font-name-complex="Calibri1"/>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25" style:family="table-cell" style:parent-style-name="Excel_20_Built-in_20_Neutral" style:data-style-name="N0">
      <style:table-cell-properties fo:background-color="#ffeda4" style:cell-protect="protected" style:print-content="true" style:text-align-source="fix" style:repeat-content="false" style:vertical-align="middle"/>
      <style:paragraph-properties fo:text-align="center"/>
      <style:text-properties fo:color="#9c6500"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26" style:family="table-cell" style:parent-style-name="Default" style:data-style-name="N0">
      <style:table-cell-properties fo:background-color="#ffeda4" style:text-align-source="fix" style:repeat-content="false" fo:wrap-option="wrap" style:vertical-align="top"/>
      <style:paragraph-properties fo:text-align="center"/>
      <style:text-properties style:font-name="Arial" fo:font-size="10pt" style:font-name-asian="Arial" style:font-size-asian="10pt" style:font-name-complex="Arial" style:font-size-complex="10pt"/>
    </style:style>
    <style:style style:name="ce27" style:family="table-cell" style:parent-style-name="Excel_20_Built-in_20_Neutral" style:data-style-name="N0">
      <style:table-cell-properties fo:background-color="#ffeda4" style:cell-protect="protected" style:print-content="true" style:text-align-source="fix" style:repeat-content="false" fo:wrap-option="wrap" style:vertical-align="top"/>
      <style:paragraph-properties fo:text-align="center"/>
      <style:text-properties fo:color="#9c6500" style:font-name="Calibri1" style:font-name-asian="Calibri1" style:font-name-complex="Calibri1"/>
    </style:style>
    <style:style style:name="ce28" style:family="table-cell" style:parent-style-name="Excel_20_Built-in_20_Neutral" style:data-style-name="N0">
      <style:table-cell-properties style:cell-protect="protected" style:print-content="true" style:text-align-source="fix" style:repeat-content="false" fo:background-color="transparent" fo:wrap-option="wrap" style:vertical-align="top"/>
      <style:paragraph-properties fo:text-align="center"/>
      <style:text-properties fo:color="#9c6500" style:font-name="Calibri" style:font-name-asian="Calibri1" style:font-name-complex="Calibri1"/>
    </style:style>
    <style:style style:name="ce29" style:family="table-cell" style:parent-style-name="Default" style:data-style-name="N0">
      <style:table-cell-properties style:text-align-source="fix" style:repeat-content="false" style:vertical-align="top"/>
      <style:paragraph-properties fo:text-align="center"/>
    </style:style>
    <style:style style:name="ce30" style:family="table-cell" style:parent-style-name="Default" style:data-style-name="N0">
      <style:table-cell-properties style:text-align-source="fix" style:repeat-content="false" style:vertical-align="automatic"/>
      <style:paragraph-properties fo:text-align="center"/>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fo:font-size="10pt" style:font-name-asian="Arial" style:font-size-asian="10pt" style:font-name-complex="Arial" style:font-size-complex="10pt"/>
    </style:style>
    <style:style style:name="ce32" style:family="table-cell" style:parent-style-name="Default" style:data-style-name="N0">
      <style:text-properties style:font-name="Arial" fo:font-size="10pt" style:font-name-asian="Arial" style:font-size-asian="10pt" style:font-name-complex="Arial" style:font-size-complex="10pt"/>
    </style:style>
    <style:style style:name="ce33" style:family="table-cell" style:parent-style-name="Excel_20_Built-in_20_Heading_20_2" style:data-style-name="N0">
      <style:table-cell-properties fo:border-bottom="2.01pt solid #a7c0de" style:cell-protect="protected" style:print-content="true" fo:background-color="transparent" fo:wrap-option="wrap" fo:border-left="none" fo:border-right="none" fo:border-top="none" style:vertical-align="middle"/>
      <style:text-properties fo:color="#1f497d" style:font-name="Calibri" fo:font-size="13pt" fo:font-weight="bold" style:font-name-asian="Calibri1" style:font-size-asian="13pt" style:font-weight-asian="bold" style:font-name-complex="Calibri1" style:font-size-complex="13pt" style:font-weight-complex="bold"/>
    </style:style>
    <style:style style:name="ce34" style:family="table-cell" style:parent-style-name="Default" style:data-style-name="N100">
      <style:table-cell-properties style:text-align-source="fix" style:repeat-content="false"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35" style:family="table-cell" style:parent-style-name="Default" style:data-style-name="N0">
      <style:table-cell-properties fo:wrap-option="wrap" style:vertical-align="middle"/>
    </style:style>
    <style:style style:name="ce36" style:family="table-cell" style:parent-style-name="Excel_20_Built-in_20_Neutral" style:data-style-name="N0">
      <style:table-cell-properties fo:background-color="#ffeb9c" style:cell-protect="protected" style:print-content="true" style:text-align-source="fix" style:repeat-content="false" fo:wrap-option="wrap" style:vertical-align="top"/>
      <style:paragraph-properties fo:text-align="start" fo:margin-left="0mm"/>
      <style:text-properties fo:color="#9c6500" style:font-name="Calibri1" style:font-name-asian="Calibri1" style:font-name-complex="Calibri1"/>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38" style:family="table-cell" style:parent-style-name="Excel_20_Built-in_20_Neutral" style:data-style-name="N0">
      <style:table-cell-properties fo:background-color="#ffeb9c" style:cell-protect="protected" style:print-content="true" style:text-align-source="fix" style:repeat-content="false" fo:wrap-option="wrap" style:vertical-align="middle"/>
      <style:paragraph-properties fo:text-align="start" fo:margin-left="0mm"/>
      <style:text-properties fo:color="#9c6500" style:font-name="Calibri1" style:font-name-asian="Calibri1" style:font-name-complex="Calibri1"/>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39" style:family="table-cell" style:parent-style-name="Excel_20_Built-in_20_Neutral" style:data-style-name="N0">
      <style:table-cell-properties fo:background-color="#ffeda4" style:cell-protect="protected" style:print-content="true" style:text-align-source="fix" style:repeat-content="false" fo:wrap-option="wrap" style:vertical-align="middle"/>
      <style:paragraph-properties fo:text-align="start" fo:margin-left="0mm"/>
      <style:text-properties fo:color="#9c6500"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40" style:family="table-cell" style:parent-style-name="Default" style:data-style-name="N0">
      <style:table-cell-properties fo:background-color="#ffeda4" style:text-align-source="fix" style:repeat-content="false"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41" style:family="table-cell" style:parent-style-name="Default" style:data-style-name="N0">
      <style:table-cell-properties fo:background-color="#ffeda4" style:text-align-source="fix" style:repeat-content="false" fo:wrap-option="wrap" style:vertical-align="top"/>
      <style:paragraph-properties fo:text-align="start" fo:margin-left="0mm"/>
      <style:text-properties style:font-name="Arial" fo:font-size="10pt" fo:font-weight="bold" style:font-name-asian="Arial" style:font-size-asian="10pt" style:font-weight-asian="bold" style:font-name-complex="Arial" style:font-size-complex="10pt" style:font-weight-complex="bold"/>
    </style:style>
    <style:style style:name="ce42" style:family="table-cell" style:parent-style-name="Excel_20_Built-in_20_Neutral" style:data-style-name="N0">
      <style:table-cell-properties fo:background-color="#ffeda4" style:cell-protect="protected" style:print-content="true" style:text-align-source="fix" style:repeat-content="false" fo:wrap-option="wrap" style:vertical-align="top"/>
      <style:paragraph-properties fo:text-align="start" fo:margin-left="0mm"/>
      <style:text-properties fo:color="#9c6500" style:font-name="Calibri1" style:font-name-asian="Calibri1" style:font-name-complex="Calibri1"/>
    </style:style>
    <style:style style:name="ce43" style:family="table-cell" style:parent-style-name="Excel_20_Built-in_20_Neutral" style:data-style-name="N0">
      <style:table-cell-properties style:cell-protect="protected" style:print-content="true" style:text-align-source="fix" style:repeat-content="false" fo:background-color="transparent" fo:wrap-option="wrap" style:vertical-align="top"/>
      <style:paragraph-properties fo:text-align="start" fo:margin-left="0mm"/>
      <style:text-properties fo:color="#9c6500" style:font-name="Calibri" style:font-name-asian="Calibri1" style:font-name-complex="Calibri1"/>
    </style:style>
    <style:style style:name="ce44" style:family="table-cell" style:parent-style-name="Default" style:data-style-name="N0">
      <style:text-properties style:font-name="Arial" fo:font-size="10pt" fo:font-weight="bold" style:font-name-asian="Arial" style:font-size-asian="10pt" style:font-weight-asian="bold" style:font-name-complex="Arial" style:font-size-complex="10pt" style:font-weight-complex="bold"/>
    </style:style>
    <style:style style:name="ce45" style:family="table-cell" style:parent-style-name="Excel_20_Built-in_20_Heading_20_2" style:data-style-name="N0">
      <style:table-cell-properties fo:border-bottom="2.01pt solid #a7c0de" style:cell-protect="protected" style:print-content="true" fo:background-color="transparent" fo:wrap-option="wrap" fo:border-left="none" fo:border-right="none" fo:border-top="none" style:vertical-align="top"/>
      <style:text-properties fo:color="#1f497d" style:font-name="Calibri" fo:font-size="13pt" fo:font-weight="bold" style:font-name-asian="Calibri1" style:font-size-asian="13pt" style:font-weight-asian="bold" style:font-name-complex="Calibri1" style:font-size-complex="13pt" style:font-weight-complex="bold"/>
    </style:style>
    <style:style style:name="ce46" style:family="table-cell" style:parent-style-name="Excel_20_Built-in_20_Percent" style:data-style-name="N10">
      <style:table-cell-properties style:cell-protect="protected" style:print-content="true" style:text-align-source="fix" style:repeat-content="false" fo:background-color="transparent" fo:wrap-option="wrap" style:vertical-align="top"/>
      <style:paragraph-properties fo:text-align="start" fo:margin-left="0mm"/>
      <style:text-properties fo:color="#000000" style:font-name="Arial" fo:font-size="10pt" style:font-name-asian="Arial" style:font-size-asian="10pt" style:font-name-complex="Arial" style:font-size-complex="10pt"/>
    </style:style>
    <style:style style:name="ce47" style:family="table-cell" style:parent-style-name="Default" style:data-style-name="N0">
      <style:table-cell-properties fo:wrap-option="wrap" style:vertical-align="top"/>
    </style:style>
    <style:style style:name="ce48" style:family="table-cell" style:parent-style-name="Excel_20_Built-in_20_Heading_20_2" style:data-style-name="N0">
      <style:table-cell-properties style:cell-protect="protected" style:print-content="true" fo:background-color="transparent" fo:wrap-option="wrap" fo:border="none" style:vertical-align="top"/>
      <style:text-properties fo:color="#1f497d" style:font-name="Calibri" fo:font-size="13pt" fo:font-weight="bold" style:font-name-asian="Calibri1" style:font-size-asian="13pt" style:font-weight-asian="bold" style:font-name-complex="Calibri1" style:font-size-complex="13pt" style:font-weight-complex="bold"/>
    </style:style>
    <style:style style:name="ce49" style:family="table-cell" style:parent-style-name="Default" style:data-style-name="N0">
      <style:table-cell-properties fo:background-color="#ffeda4" style:text-align-source="fix" style:repeat-content="false" fo:wrap-option="wrap" style:vertical-align="middle"/>
      <style:paragraph-properties fo:text-align="center"/>
      <style:text-properties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50" style:family="table-cell" style:parent-style-name="Default" style:data-style-name="N0">
      <style:table-cell-properties fo:background-color="#ffeda4" style:text-align-source="fix" style:repeat-content="false" style:vertical-align="middle"/>
      <style:paragraph-properties fo:text-align="start" fo:margin-left="0mm"/>
      <style:text-properties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51" style:family="table-cell" style:parent-style-name="Default" style:data-style-name="N0">
      <style:table-cell-properties fo:background-color="#ffeda4" style:text-align-source="fix" style:repeat-content="false" fo:wrap-option="wrap" style:vertical-align="middle"/>
      <style:paragraph-properties fo:text-align="start" fo:margin-left="0mm"/>
      <style:text-properties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52" style:family="table-cell" style:parent-style-name="Excel_20_Built-in_20_Neutral" style:data-style-name="N0">
      <style:table-cell-properties style:cell-protect="protected" style:print-content="true" style:text-align-source="fix" style:repeat-content="false" fo:background-color="transparent" fo:wrap-option="wrap" style:vertical-align="top"/>
      <style:paragraph-properties fo:text-align="start" fo:margin-left="0mm"/>
      <style:text-properties fo:color="#9c6500" style:font-name="Calibri1" style:font-name-asian="Calibri1" style:font-name-complex="Calibri1"/>
    </style:style>
    <style:style style:name="ce53" style:family="table-cell" style:parent-style-name="Default" style:data-style-name="N10107">
      <style:table-cell-properties fo:border-bottom="none" style:text-align-source="fix" style:repeat-content="false" fo:background-color="transparent" fo:wrap-option="wrap" fo:border-left="none" fo:border-right="none" fo:border-top="2.01pt solid #a7c0de" style:vertical-align="top"/>
      <style:paragraph-properties fo:text-align="start" fo:margin-left="0mm"/>
    </style:style>
    <style:style style:name="ce54" style:family="table-cell" style:parent-style-name="Default" style:data-style-name="N10107">
      <style:table-cell-properties style:text-align-source="fix" style:repeat-content="false"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55" style:family="table-cell" style:parent-style-name="Default" style:data-style-name="N100">
      <style:table-cell-properties style:text-align-source="fix" style:repeat-content="false" fo:background-color="transparent"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56" style:family="table-cell" style:parent-style-name="Default" style:data-style-name="N0">
      <style:table-cell-properties fo:background-color="transparent" style:vertical-align="automatic"/>
    </style:style>
    <style:style style:name="ce57" style:family="table-cell" style:parent-style-name="Default" style:data-style-name="N0">
      <style:table-cell-properties fo:wrap-option="wrap" style:vertical-align="automatic"/>
      <style:text-properties fo:font-size="10pt" style:font-size-asian="10pt" style:font-size-complex="10pt"/>
    </style:style>
    <style:style style:name="ce58" style:family="table-cell" style:parent-style-name="Default" style:data-style-name="N10107">
      <style:table-cell-properties style:text-align-source="fix" style:repeat-content="false" fo:background-color="transparent" fo:wrap-option="wrap" style:vertical-align="top"/>
      <style:paragraph-properties fo:text-align="start" fo:margin-left="0mm"/>
      <style:text-properties style:font-name="Arial" fo:font-size="10pt" style:font-name-asian="Arial" style:font-size-asian="10pt" style:font-name-complex="Arial" style:font-size-complex="10pt"/>
    </style:style>
    <style:style style:name="ce59" style:family="table-cell" style:parent-style-name="Default" style:data-style-name="N0">
      <style:table-cell-properties style:text-align-source="fix" style:repeat-content="false" fo:wrap-option="wrap" style:vertical-align="middle"/>
      <style:paragraph-properties fo:text-align="center"/>
      <style:text-properties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6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Arial" fo:font-size="10pt" style:font-name-asian="Arial" style:font-size-asian="10pt" style:font-name-complex="Arial" style:font-size-complex="10pt"/>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61" style:family="table-cell" style:parent-style-name="Excel_20_Built-in_20_Neutral" style:data-style-name="N0">
      <style:table-cell-properties fo:background-color="#ffeda4" style:cell-protect="protected" style:print-content="true" style:text-align-source="fix" style:repeat-content="false" fo:wrap-option="wrap" style:vertical-align="middle"/>
      <style:paragraph-properties fo:text-align="center"/>
      <style:text-properties fo:color="#9c6500" style:font-name="Calibri1" style:font-name-asian="Calibri1" style:font-name-complex="Calibri1"/>
      <style:map style:condition="cell-content()=&quot;Y&quot;" style:apply-style-name="cf3" style:base-cell-address="Report.A35"/>
      <style:map style:condition="cell-content()=&quot;N&quot;" style:apply-style-name="cf1" style:base-cell-address="Report.A35"/>
      <style:map style:condition="cell-content()=&quot;P&quot;" style:apply-style-name="cf2" style:base-cell-address="Report.A35"/>
    </style:style>
    <style:style style:name="ce62" style:family="table-cell" style:parent-style-name="Default" style:data-style-name="N0">
      <style:table-cell-properties style:text-align-source="fix" style:repeat-content="false" fo:wrap-option="wrap" style:vertical-align="middle"/>
      <style:paragraph-properties fo:text-align="center"/>
      <style:text-properties style:font-name="Arial" fo:font-size="10pt" style:font-name-asian="Arial" style:font-size-asian="10pt" style:font-name-complex="Arial" style:font-size-complex="10pt"/>
    </style:style>
    <style:style style:name="ce63" style:family="table-cell" style:parent-style-name="Default" style:data-style-name="N0">
      <style:table-cell-properties fo:background-color="#ffeda4" style:text-align-source="fix" style:repeat-content="false" style:vertical-align="top"/>
      <style:paragraph-properties fo:text-align="start" fo:margin-left="0mm"/>
      <style:text-properties style:font-name="Arial" fo:font-size="10pt" style:font-name-asian="Arial" style:font-size-asian="10pt" style:font-name-complex="Arial" style:font-size-complex="10pt"/>
    </style:style>
    <style:style style:name="ce64" style:family="table-cell" style:parent-style-name="Default" style:data-style-name="N0">
      <style:table-cell-properties fo:wrap-option="wrap"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65" style:family="table-cell" style:parent-style-name="Default" style:data-style-name="N0">
      <style:table-cell-properties style:text-align-source="fix" style:repeat-content="false" fo:wrap-option="wrap" style:vertical-align="automatic"/>
      <style:paragraph-properties fo:text-align="center"/>
    </style:style>
    <style:style style:name="ce66" style:family="table-cell" style:parent-style-name="Default" style:data-style-name="N0">
      <style:table-cell-properties style:text-align-source="fix" style:repeat-content="false" fo:wrap-option="wrap" style:vertical-align="top"/>
      <style:paragraph-properties fo:text-align="center"/>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2"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3" style:family="text">
      <style:text-properties fo:color="#000000"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ura_QA" table:style-name="ta1">
        <table:table-column table:style-name="co1" table:default-cell-style-name="ce1"/>
        <table:table-column table:style-name="co2" table:default-cell-style-name="ce1"/>
        <table:table-column table:style-name="co3" table:number-columns-repeated="1021" table:default-cell-style-name="ce1"/>
        <table:table-column table:style-name="co4" table:default-cell-style-name="ce1"/>
        <table:table-row table:style-name="ro1">
          <table:table-cell table:number-columns-repeated="1024"/>
        </table:table-row>
        <table:table-row table:style-name="ro2">
          <table:table-cell table:style-name="ce2"/>
          <table:table-cell table:style-name="ce2" office:value-type="string" calcext:value-type="string">
            <text:p>Kura QA spreadsheet</text:p>
          </table:table-cell>
          <table:table-cell table:number-columns-repeated="1022"/>
        </table:table-row>
        <table:table-row table:style-name="ro2">
          <table:table-cell table:style-name="ce2" office:value-type="string" calcext:value-type="string">
            <text:p>Version</text:p>
          </table:table-cell>
          <table:table-cell table:style-name="ce3" office:value-type="string" calcext:value-type="string">
            <text:p>1.6</text:p>
          </table:table-cell>
          <table:table-cell table:number-columns-repeated="1022"/>
        </table:table-row>
        <table:table-row table:style-name="ro2">
          <table:table-cell table:style-name="ce2" office:value-type="string" calcext:value-type="string">
            <text:p>Date</text:p>
          </table:table-cell>
          <table:table-cell table:style-name="ce4" office:value-type="date" office:date-value="2017-03-22" calcext:value-type="date">
            <text:p>22.3.2017</text:p>
          </table:table-cell>
          <table:table-cell table:number-columns-repeated="1022"/>
        </table:table-row>
        <table:table-row table:style-name="ro2">
          <table:table-cell table:style-name="ce2" office:value-type="string" calcext:value-type="string">
            <text:p>Author</text:p>
          </table:table-cell>
          <table:table-cell table:style-name="ce5"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1">
        <table:table-column table:style-name="co5" table:default-cell-style-name="ce8"/>
        <table:table-column table:style-name="co6" table:default-cell-style-name="ce11"/>
        <table:table-column table:style-name="co7" table:default-cell-style-name="ce14"/>
        <table:table-column table:style-name="co8" table:default-cell-style-name="ce1"/>
        <table:table-column table:style-name="co3" table:number-columns-repeated="1019" table:default-cell-style-name="ce1"/>
        <table:table-column table:style-name="co4" table:default-cell-style-name="ce1"/>
        <table:table-row table:style-name="ro2">
          <table:table-cell table:style-name="ce6"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2">
          <table:table-cell table:style-name="ce7"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4" table:number-columns-repeated="1020"/>
        </table:table-row>
        <table:table-row table:style-name="ro3">
          <table:table-cell table:style-name="ce7" office:value-type="string" calcext:value-type="string">
            <text:p>1.1</text:p>
          </table:table-cell>
          <table:table-cell office:value-type="date" office:date-value="2017-01-27" calcext:value-type="date">
            <text:p>27.1.2017</text:p>
          </table:table-cell>
          <table:table-cell table:style-name="ce13" office:value-type="string" calcext:value-type="string">
            <text:p>Updated most test descriptions, added more specific commands and test comments, added conditional formatting of results and value restrictions</text:p>
          </table:table-cell>
          <table:table-cell table:style-name="ce13" office:value-type="string" calcext:value-type="string">
            <text:p>Đuro Drljača, Marko Erker, Matteo Maeiro, Jens Reimann</text:p>
          </table:table-cell>
          <table:table-cell table:number-columns-repeated="1020"/>
        </table:table-row>
        <table:table-row table:style-name="ro2">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2">
          <table:table-cell table:style-name="ce7" office:value-type="string" calcext:value-type="string">
            <text:p>1.3</text:p>
          </table:table-cell>
          <table:table-cell office:value-type="date" office:date-value="2017-02-16" calcext:value-type="date">
            <text:p>16.2.2017</text:p>
          </table:table-cell>
          <table:table-cell table:style-name="ce13" office:value-type="string" calcext:value-type="string">
            <text:p>Added browser versions</text:p>
          </table:table-cell>
          <table:table-cell table:style-name="ce13" office:value-type="string" calcext:value-type="string">
            <text:p>Marko Erker</text:p>
          </table:table-cell>
          <table:table-cell table:number-columns-repeated="1020"/>
        </table:table-row>
        <table:table-row table:style-name="ro2">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3" office:value-type="string" calcext:value-type="string">
            <text:p>Đuro Drljača, Marko Erker</text:p>
          </table:table-cell>
          <table:table-cell table:number-columns-repeated="1020"/>
        </table:table-row>
        <table:table-row table:style-name="ro2">
          <table:table-cell office:value-type="string" calcext:value-type="string">
            <text:p>1.5</text:p>
          </table:table-cell>
          <table:table-cell office:value-type="date" office:date-value="2017-03-10" calcext:value-type="date">
            <text:p>10.3.2017</text:p>
          </table:table-cell>
          <table:table-cell table:style-name="ce13" office:value-type="string" calcext:value-type="string">
            <text:p>Updated formulas and conditional formatting</text:p>
          </table:table-cell>
          <table:table-cell table:style-name="ce13" office:value-type="string" calcext:value-type="string">
            <text:p>Marko Erker</text:p>
          </table:table-cell>
          <table:table-cell table:number-columns-repeated="1020"/>
        </table:table-row>
        <table:table-row table:style-name="ro2">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Report" table:style-name="ta2">
        <table:table-column table:style-name="co9" table:default-cell-style-name="ce1"/>
        <table:table-column table:style-name="co10" table:default-cell-style-name="ce35"/>
        <table:table-column table:style-name="co11" table:default-cell-style-name="ce47"/>
        <table:table-column table:style-name="co12" table:default-cell-style-name="ce1"/>
        <table:table-column table:style-name="co13" table:default-cell-style-name="ce1"/>
        <table:table-column table:style-name="co14" table:number-columns-repeated="1018" table:default-cell-style-name="ce1"/>
        <table:table-column table:style-name="co4" table:default-cell-style-name="ce1"/>
        <table:table-row table:style-name="ro4">
          <table:table-cell table:style-name="ce15" office:value-type="string" calcext:value-type="string">
            <text:p>Test Information</text:p>
          </table:table-cell>
          <table:table-cell table:style-name="ce33"/>
          <table:table-cell table:style-name="ce45"/>
          <table:table-cell table:style-name="ce15" table:number-columns-repeated="5"/>
          <table:table-cell table:number-columns-repeated="1016"/>
        </table:table-row>
        <table:table-row-group>
          <table:table-row table:style-name="ro2">
            <table:table-cell table:style-name="ce16" office:value-type="string" calcext:value-type="string">
              <text:p>Platform Name</text:p>
            </table:table-cell>
            <table:table-cell table:style-name="ce34" table:number-columns-repeated="2"/>
            <table:table-cell table:style-name="ce53" office:value-type="string" calcext:value-type="string" table:number-columns-spanned="2" table:number-rows-spanned="1">
              <text:p>Raspberry Pi 2</text:p>
            </table:table-cell>
            <table:covered-table-cell/>
            <table:table-cell table:style-name="ce14" table:number-columns-repeated="1019"/>
          </table:table-row>
          <table:table-row table:style-name="ro2">
            <table:table-cell table:style-name="ce17" office:value-type="string" calcext:value-type="string">
              <text:p>Hardware Variant</text:p>
            </table:table-cell>
            <table:table-cell table:style-name="ce34" table:number-columns-repeated="2"/>
            <table:table-cell table:style-name="ce54"/>
            <table:table-cell table:style-name="ce17"/>
            <table:table-cell table:style-name="ce14" table:number-columns-repeated="1019"/>
          </table:table-row>
          <table:table-row table:style-name="ro2">
            <table:table-cell table:style-name="ce17" office:value-type="string" calcext:value-type="string">
              <text:p>Hardware Revision</text:p>
            </table:table-cell>
            <table:table-cell table:style-name="ce34" table:number-columns-repeated="2"/>
            <table:table-cell table:style-name="ce17" table:number-columns-repeated="2"/>
            <table:table-cell table:style-name="ce14" table:number-columns-repeated="1019"/>
          </table:table-row>
          <table:table-row table:style-name="ro2">
            <table:table-cell table:style-name="ce17" office:value-type="string" calcext:value-type="string">
              <text:p>OS download URL</text:p>
            </table:table-cell>
            <table:table-cell table:style-name="ce34" table:number-columns-repeated="2"/>
            <table:table-cell table:style-name="ce19" office:value-type="string" calcext:value-type="string">
              <text:p>Linux raspberrypi 4.4.50-v7+</text:p>
            </table:table-cell>
            <table:table-cell table:style-name="ce17"/>
            <table:table-cell table:number-columns-repeated="1019"/>
          </table:table-row>
          <table:table-row table:style-name="ro2">
            <table:table-cell table:style-name="ce18" office:value-type="string" calcext:value-type="string" table:number-columns-spanned="2" table:number-rows-spanned="1">
              <text:p>Linux Kernel Version (uname -a)</text:p>
            </table:table-cell>
            <table:covered-table-cell/>
            <table:table-cell table:style-name="ce17"/>
            <table:table-cell table:style-name="ce18" office:value-type="string" calcext:value-type="string" table:number-columns-spanned="2" table:number-rows-spanned="1">
              <text:p>Linux raspberrypi 4.4.50-v7+ #970 SMP Mon Feb 20 19:18:29 GMT 2017 armv7l GNU/Linux</text:p>
            </table:table-cell>
            <table:covered-table-cell/>
            <table:table-cell table:number-columns-repeated="1019"/>
          </table:table-row>
          <table:table-row table:style-name="ro2">
            <table:table-cell table:style-name="ce18" office:value-type="string" calcext:value-type="string" table:number-columns-spanned="2" table:number-rows-spanned="1">
              <text:p>Linux Distrib Version (cat /etc/issue)</text:p>
            </table:table-cell>
            <table:covered-table-cell/>
            <table:table-cell table:style-name="ce17"/>
            <table:table-cell table:style-name="ce18" office:value-type="string" calcext:value-type="string" table:number-columns-spanned="2" table:number-rows-spanned="1">
              <text:p>Raspbian GNU/Linux 8 \n \l</text:p>
            </table:table-cell>
            <table:covered-table-cell/>
            <table:table-cell table:number-columns-repeated="1019"/>
          </table:table-row>
          <table:table-row table:style-name="ro5">
            <table:table-cell table:style-name="ce19" office:value-type="string" calcext:value-type="string">
              <text:p>Linux /etc/*release files (find /etc -name "*release" <text:s/>-exec tail -n +1 {} \+)</text:p>
            </table:table-cell>
            <table:table-cell table:style-name="ce17" table:number-columns-repeated="2"/>
            <table:table-cell table:style-name="ce17" office:value-type="string" calcext:value-type="string">
              <text:p>PRETTY_NAME="Raspbian GNU/Linux 8 (jessie)"</text:p>
              <text:p>NAME="Raspbian GNU/Linux"</text:p>
              <text:p>VERSION_ID="8"</text:p>
              <text:p>VERSION="8 (jessie)"</text:p>
              <text:p>ID=raspbian</text:p>
              <text:p>ID_LIKE=debian</text:p>
              <text:p>HOME_URL="http://www.raspbian.org/"</text:p>
              <text:p>SUPPORT_URL="http://www.raspbian.org/RaspbianForums"</text:p>
              <text:p>BUG_REPORT_URL="http://www.raspbian.org/RaspbianBugs"</text:p>
            </table:table-cell>
            <table:table-cell table:style-name="ce17"/>
            <table:table-cell table:number-columns-repeated="1019"/>
          </table:table-row>
          <table:table-row table:style-name="ro2">
            <table:table-cell table:style-name="ce19" office:value-type="string" calcext:value-type="string">
              <text:p>Linux vendor-specific versions (e.g. /usr/sbin/eurotech_versions)</text:p>
            </table:table-cell>
            <table:table-cell table:style-name="ce17" table:number-columns-repeated="4"/>
            <table:table-cell table:number-columns-repeated="1019"/>
          </table:table-row>
          <table:table-row table:style-name="ro2">
            <table:table-cell table:style-name="ce19" office:value-type="string" calcext:value-type="string">
              <text:p>OS upgraded? (e.g. "apt-get update; apt-get upgrade")</text:p>
            </table:table-cell>
            <table:table-cell table:style-name="ce17" table:number-columns-repeated="2"/>
            <table:table-cell table:style-name="ce19" office:value-type="string" calcext:value-type="string">
              <text:p>No</text:p>
            </table:table-cell>
            <table:table-cell table:style-name="ce17"/>
            <table:table-cell table:number-columns-repeated="1019"/>
          </table:table-row>
          <table:table-row table:style-name="ro2">
            <table:table-cell table:style-name="ce19" office:value-type="string" calcext:value-type="string">
              <text:p>JVM download URL</text:p>
            </table:table-cell>
            <table:table-cell table:style-name="ce17" table:number-columns-repeated="2"/>
            <table:table-cell table:style-name="ce19"/>
            <table:table-cell table:style-name="ce17"/>
            <table:table-cell table:number-columns-repeated="1019"/>
          </table:table-row>
          <table:table-row table:style-name="ro2">
            <table:table-cell table:style-name="ce17" office:value-type="string" calcext:value-type="string">
              <text:p>JVM Version (java -version)</text:p>
            </table:table-cell>
            <table:table-cell table:style-name="ce34" table:number-columns-repeated="2"/>
            <table:table-cell table:style-name="ce18" office:value-type="string" calcext:value-type="string" table:number-columns-spanned="2" table:number-rows-spanned="1">
              <text:p><text:span text:style-name="T3">java version "1.8.0_65"</text:span></text:p>
              <text:p><text:span text:style-name="T3">Java(TM) SE Runtime Environment (build 1.8.0_65-b17)</text:span></text:p>
              <text:p><text:span text:style-name="T3">Java HotSpot(TM) Client VM (build 25.65-b01, mixed mode)</text:span></text:p>
            </table:table-cell>
            <table:covered-table-cell/>
            <table:table-cell table:number-columns-repeated="1019"/>
          </table:table-row>
          <table:table-row table:style-name="ro2">
            <table:table-cell table:style-name="ce19" office:value-type="string" calcext:value-type="string">
              <text:p>Kura CI Job</text:p>
            </table:table-cell>
            <table:table-cell table:style-name="ce34" table:number-columns-repeated="2"/>
            <table:table-cell table:style-name="ce19" office:value-type="string" calcext:value-type="string">
              <text:p>Kura-release-candidate</text:p>
            </table:table-cell>
            <table:table-cell table:style-name="ce17"/>
            <table:table-cell table:number-columns-repeated="1019"/>
          </table:table-row>
          <table:table-row table:style-name="ro2">
            <table:table-cell table:style-name="ce19" office:value-type="string" calcext:value-type="string">
              <text:p>Kura version (CI build #(s))</text:p>
            </table:table-cell>
            <table:table-cell table:style-name="ce34" table:number-columns-repeated="2"/>
            <table:table-cell table:style-name="ce55" office:value-type="string" calcext:value-type="string" table:number-columns-spanned="2" table:number-rows-spanned="1">
              <text:p>3.0.0, build 22</text:p>
            </table:table-cell>
            <table:covered-table-cell/>
            <table:table-cell table:number-columns-repeated="1019"/>
          </table:table-row>
          <table:table-row table:style-name="ro2">
            <table:table-cell table:style-name="ce17" office:value-type="string" calcext:value-type="string">
              <text:p>Kura CI commit ID(s)</text:p>
            </table:table-cell>
            <table:table-cell table:style-name="ce34"/>
            <table:table-cell table:style-name="ce13"/>
            <table:table-cell table:style-name="ce56" table:number-columns-spanned="2" table:number-rows-spanned="1"/>
            <table:covered-table-cell/>
            <table:table-cell table:number-columns-repeated="1019"/>
          </table:table-row>
          <table:table-row table:style-name="ro2">
            <table:table-cell table:style-name="ce17" office:value-type="string" calcext:value-type="string">
              <text:p>Kura installer filename</text:p>
            </table:table-cell>
            <table:table-cell table:style-name="ce34" table:number-columns-repeated="2"/>
            <table:table-cell table:style-name="ce19" office:value-type="string" calcext:value-type="string">
              <text:p>Kura_3.0.0_raspberry-pi-2-3_installer.deb</text:p>
            </table:table-cell>
            <table:table-cell table:style-name="ce17"/>
            <table:table-cell table:number-columns-repeated="1019"/>
          </table:table-row>
          <table:table-row table:style-name="ro2">
            <table:table-cell table:style-name="ce17" office:value-type="string" calcext:value-type="string">
              <text:p>Install instructions</text:p>
            </table:table-cell>
            <table:table-cell table:style-name="ce34" table:number-columns-repeated="2"/>
            <table:table-cell table:style-name="ce19" office:value-type="string" calcext:value-type="string">
              <text:p>https://eclipse.github.io/kura/doc/raspberry-pi-quick-start.html</text:p>
            </table:table-cell>
            <table:table-cell table:style-name="ce17"/>
            <table:table-cell table:number-columns-repeated="1019"/>
          </table:table-row>
          <table:table-row table:style-name="ro2">
            <table:table-cell table:style-name="ce17" office:value-type="string" calcext:value-type="string">
              <text:p>Chrome version</text:p>
            </table:table-cell>
            <table:table-cell table:style-name="ce34" table:number-columns-repeated="2"/>
            <table:table-cell table:style-name="ce57" office:value-type="string" calcext:value-type="string">
              <text:p>57.0.2987.133 (64-bit)</text:p>
            </table:table-cell>
            <table:table-cell table:style-name="ce17"/>
            <table:table-cell table:style-name="ce14" table:number-columns-repeated="1019"/>
          </table:table-row>
          <table:table-row table:style-name="ro2">
            <table:table-cell table:style-name="ce17" office:value-type="string" calcext:value-type="string">
              <text:p>Firefox version</text:p>
            </table:table-cell>
            <table:table-cell table:style-name="ce34" table:number-columns-repeated="2"/>
            <table:table-cell table:style-name="ce19" office:value-type="string" calcext:value-type="string">
              <text:p>52.0.2 (64-bit)</text:p>
            </table:table-cell>
            <table:table-cell table:style-name="ce17"/>
            <table:table-cell table:style-name="ce14" table:number-columns-repeated="1019"/>
          </table:table-row>
          <table:table-row table:style-name="ro2">
            <table:table-cell table:style-name="ce17" office:value-type="string" calcext:value-type="string">
              <text:p>IE version</text:p>
            </table:table-cell>
            <table:table-cell table:style-name="ce34" table:number-columns-repeated="2"/>
            <table:table-cell table:style-name="ce19" office:value-type="string" calcext:value-type="string">
              <text:p>N/A</text:p>
            </table:table-cell>
            <table:table-cell table:style-name="ce17"/>
            <table:table-cell table:style-name="ce14" table:number-columns-repeated="1019"/>
          </table:table-row>
          <table:table-row table:style-name="ro2">
            <table:table-cell table:style-name="ce17" office:value-type="string" calcext:value-type="string">
              <text:p>Date</text:p>
            </table:table-cell>
            <table:table-cell table:style-name="ce34" table:number-columns-repeated="2"/>
            <table:table-cell table:style-name="ce58" office:value-type="date" office:date-value="2017-04-13" calcext:value-type="date" table:number-columns-spanned="2" table:number-rows-spanned="1">
              <text:p>13.4.2017</text:p>
            </table:table-cell>
            <table:covered-table-cell/>
            <table:table-cell table:number-columns-repeated="1019"/>
          </table:table-row>
          <table:table-row table:style-name="ro2">
            <table:table-cell table:style-name="ce17" office:value-type="string" calcext:value-type="string">
              <text:p>Tested By</text:p>
            </table:table-cell>
            <table:table-cell table:style-name="ce17" table:number-columns-repeated="2"/>
            <table:table-cell table:style-name="ce18" office:value-type="string" calcext:value-type="string" table:number-columns-spanned="2" table:number-rows-spanned="1">
              <text:p>Leonardo Gaube</text:p>
            </table:table-cell>
            <table:covered-table-cell/>
            <table:table-cell table:number-columns-repeated="1019"/>
          </table:table-row>
          <table:table-row table:style-name="ro2">
            <table:table-cell table:style-name="ce17" table:number-columns-repeated="5"/>
            <table:table-cell table:style-name="ce14" table:number-columns-repeated="1019"/>
          </table:table-row>
        </table:table-row-group>
        <table:table-row table:style-name="ro6">
          <table:table-cell table:style-name="ce17" office:value-type="string" calcext:value-type="string">
            <text:p>Necessary additional test equipment (may vary across devices)</text:p>
          </table:table-cell>
          <table:table-cell table:style-name="ce17"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7" table:number-columns-repeated="3"/>
          <table:table-cell table:number-columns-repeated="1019"/>
        </table:table-row>
        <table:table-row table:style-name="ro2">
          <table:table-cell table:style-name="ce17" table:number-columns-repeated="5"/>
          <table:table-cell table:style-name="ce14" table:number-columns-repeated="1019"/>
        </table:table-row>
        <table:table-row table:style-name="ro2">
          <table:table-cell table:style-name="ce17"/>
          <table:table-cell table:style-name="ce17" office:value-type="string" calcext:value-type="string">
            <text:p>Pass/Fail</text:p>
          </table:table-cell>
          <table:table-cell table:style-name="ce17" office:value-type="string" calcext:value-type="string">
            <text:p>Pass/Fail rate (executed tests only)</text:p>
          </table:table-cell>
          <table:table-cell table:style-name="ce17" table:number-columns-repeated="2"/>
          <table:table-cell table:style-name="ce14" table:number-columns-repeated="1019"/>
        </table:table-row>
        <table:table-row table:style-name="ro2">
          <table:table-cell table:style-name="ce17" office:value-type="string" calcext:value-type="string">
            <text:p>All tests</text:p>
          </table:table-cell>
          <table:table-cell table:style-name="ce17" table:formula="of:=COUNTA([Report.$A$35:.$A$223])" office:value-type="float" office:value="137" calcext:value-type="float">
            <text:p>137</text:p>
          </table:table-cell>
          <table:table-cell table:style-name="ce17" table:number-columns-repeated="3"/>
          <table:table-cell table:style-name="ce14" table:number-columns-repeated="1019"/>
        </table:table-row>
        <table:table-row table:style-name="ro2">
          <table:table-cell table:style-name="ce17" office:value-type="string" calcext:value-type="string">
            <text:p>Passed</text:p>
          </table:table-cell>
          <table:table-cell table:style-name="ce17" table:formula="of:=COUNTIF([Report.$D$35:.$D$223]; &quot;Y&quot;)" office:value-type="float" office:value="87" calcext:value-type="float">
            <text:p>87</text:p>
          </table:table-cell>
          <table:table-cell table:style-name="ce46" table:formula="of:=IF(([.$B$27]-[.$B$31]) &gt; 0;[.B28]/([.$B$27]-[.$B$31]);0)" office:value-type="percentage" office:value="0.87" calcext:value-type="percentage">
            <text:p>87 %</text:p>
          </table:table-cell>
          <table:table-cell table:style-name="ce17" table:number-columns-repeated="2"/>
          <table:table-cell table:number-columns-repeated="1019"/>
        </table:table-row>
        <table:table-row table:style-name="ro2">
          <table:table-cell table:style-name="ce17" office:value-type="string" calcext:value-type="string">
            <text:p>Partial</text:p>
          </table:table-cell>
          <table:table-cell table:style-name="ce17" table:formula="of:=COUNTIF([Report.$D$35:.$D$223]; &quot;P&quot;)" office:value-type="float" office:value="7" calcext:value-type="float">
            <text:p>7</text:p>
          </table:table-cell>
          <table:table-cell table:style-name="ce46" table:formula="of:=IF(([.$B$27]-[.$B$31]) &gt; 0;[.B29]/([.$B$27]-[.$B$31]);0)" office:value-type="percentage" office:value="0.07" calcext:value-type="percentage">
            <text:p>7 %</text:p>
          </table:table-cell>
          <table:table-cell table:style-name="ce17" table:number-columns-repeated="2"/>
          <table:table-cell table:number-columns-repeated="1019"/>
        </table:table-row>
        <table:table-row table:style-name="ro2">
          <table:table-cell table:style-name="ce17" office:value-type="string" calcext:value-type="string">
            <text:p>Failed</text:p>
          </table:table-cell>
          <table:table-cell table:style-name="ce17" table:formula="of:=COUNTIF([Report.$D$35:.$D$223]; &quot;N&quot;)" office:value-type="float" office:value="6" calcext:value-type="float">
            <text:p>6</text:p>
          </table:table-cell>
          <table:table-cell table:style-name="ce46" table:formula="of:=IF(([.$B$27]-[.$B$31]) &gt; 0;[.B30]/([.$B$27]-[.$B$31]);0)" office:value-type="percentage" office:value="0.06" calcext:value-type="percentage">
            <text:p>6 %</text:p>
          </table:table-cell>
          <table:table-cell table:style-name="ce17" table:number-columns-repeated="2"/>
          <table:table-cell table:number-columns-repeated="1019"/>
        </table:table-row>
        <table:table-row table:style-name="ro2">
          <table:table-cell table:style-name="ce17" office:value-type="string" calcext:value-type="string">
            <text:p>Not tested</text:p>
          </table:table-cell>
          <table:table-cell table:style-name="ce17" table:formula="of:=[.$B$27]-[.$B$28]-[.$B$29]-[.$B$30]" office:value-type="float" office:value="37" calcext:value-type="float">
            <text:p>37</text:p>
          </table:table-cell>
          <table:table-cell table:style-name="ce46"/>
          <table:table-cell table:style-name="ce17" table:number-columns-repeated="2"/>
          <table:table-cell table:number-columns-repeated="1019"/>
        </table:table-row>
        <table:table-row table:style-name="ro2">
          <table:table-cell table:style-name="ce14"/>
          <table:table-cell table:number-columns-repeated="2"/>
          <table:table-cell table:style-name="ce14" table:number-columns-repeated="2"/>
          <table:table-cell table:number-columns-repeated="1019"/>
        </table:table-row>
        <table:table-row table:style-name="ro4">
          <table:table-cell table:style-name="ce20" office:value-type="string" calcext:value-type="string">
            <text:p>Test Report</text:p>
          </table:table-cell>
          <table:table-cell/>
          <table:table-cell table:style-name="ce48"/>
          <table:table-cell table:style-name="ce20"/>
          <table:table-cell table:style-name="ce32"/>
          <table:table-cell table:number-columns-repeated="1019"/>
        </table:table-row>
        <table:table-row table:style-name="ro7">
          <table:table-cell table:style-name="ce21" office:value-type="string" calcext:value-type="string">
            <text:p>Test ID</text:p>
          </table:table-cell>
          <table:table-cell table:style-name="ce21" office:value-type="string" calcext:value-type="string">
            <text:p>Test procedure/steps</text:p>
          </table:table-cell>
          <table:table-cell table:style-name="ce21" office:value-type="string" calcext:value-type="string">
            <text:p>Test Comments</text:p>
            <text:p>Installation and upgrade scripts</text:p>
          </table:table-cell>
          <table:table-cell table:style-name="ce21" office:value-type="string" calcext:value-type="string">
            <text:p>Pass (Y/N?)</text:p>
          </table:table-cell>
          <table:table-cell table:style-name="ce21" office:value-type="string" calcext:value-type="string">
            <text:p>Bug filed and additional information on test conditions</text:p>
          </table:table-cell>
          <table:table-cell table:style-name="ce21" office:value-type="string" calcext:value-type="string">
            <text:p>Build X</text:p>
          </table:table-cell>
          <table:table-cell table:style-name="ce21" office:value-type="string" calcext:value-type="string">
            <text:p>Build Y</text:p>
          </table:table-cell>
          <table:table-cell table:style-name="ce21" office:value-type="string" calcext:value-type="string">
            <text:p>Build Z</text:p>
          </table:table-cell>
          <table:table-cell table:style-name="ce64" table:number-columns-repeated="1016"/>
        </table:table-row>
        <table:table-row table:style-name="ro8">
          <table:table-cell table:style-name="ce22"/>
          <table:table-cell table:style-name="ce17" office:value-type="string" calcext:value-type="string">
            <text:p><text:span text:style-name="T1">Common prerequisites:</text:span></text:p>
            <text:p>remove packages dhcpcd5 and network-manager:</text:p>
            <text:p>apt-get purge dhcpcd5 network-manager</text:p>
            <text:p/>
            <text:p>BLE beacon scanner test requires bluez-hcidump package:</text:p>
            <text:p>apt-get install bluez-hcidump</text:p>
            <text:p/>
            <text:p>On BBB install using gdebi. Disable connman service.</text:p>
          </table:table-cell>
          <table:table-cell table:style-name="ce37"/>
          <table:table-cell table:style-name="ce59" office:value-type="string" calcext:value-type="string">
            <text:p>Y</text:p>
          </table:table-cell>
          <table:table-cell table:style-name="ce17" table:number-columns-repeated="4"/>
          <table:table-cell table:number-columns-repeated="1016"/>
        </table:table-row>
        <table:table-row table:style-name="ro9">
          <table:table-cell table:style-name="ce22" office:value-type="string" calcext:value-type="string">
            <text:p>SYS-001</text:p>
          </table:table-cell>
          <table:table-cell table:style-name="ce17"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17"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59" office:value-type="string" calcext:value-type="string">
            <text:p>Y</text:p>
          </table:table-cell>
          <table:table-cell table:style-name="ce17" table:number-columns-repeated="4"/>
          <table:table-cell table:number-columns-repeated="1016"/>
        </table:table-row>
        <table:table-row table:style-name="ro10">
          <table:table-cell table:style-name="ce23" office:value-type="string" calcext:value-type="string">
            <text:p>SYS-002</text:p>
          </table:table-cell>
          <table:table-cell table:style-name="ce36" office:value-type="string" calcext:value-type="string">
            <text:p>Uninstall</text:p>
            <text:p>apt-get purge kura</text:p>
            <text:p/>
            <text:p>make sure that all files are deleted afterward from /opt/eclipse/kura*</text:p>
          </table:table-cell>
          <table:table-cell table:style-name="ce36"/>
          <table:table-cell table:style-name="ce24"/>
          <table:table-cell table:style-name="ce36" table:number-columns-repeated="4"/>
          <table:table-cell table:style-name="ce65"/>
          <table:table-cell table:style-name="ce14" table:number-columns-repeated="1015"/>
        </table:table-row>
        <table:table-row table:style-name="ro2">
          <table:table-cell table:style-name="ce22"/>
          <table:table-cell table:style-name="ce37" table:number-columns-repeated="2"/>
          <table:table-cell table:style-name="ce59"/>
          <table:table-cell table:style-name="ce17" table:number-columns-repeated="4"/>
          <table:table-cell table:style-name="ce65"/>
          <table:table-cell table:style-name="ce14" table:number-columns-repeated="1015"/>
        </table:table-row>
        <table:table-row table:style-name="ro1">
          <table:table-cell table:style-name="ce22"/>
          <table:table-cell table:style-name="ce37" office:value-type="string" calcext:value-type="string">
            <text:p>First boot and General Kura Functions</text:p>
          </table:table-cell>
          <table:table-cell table:style-name="ce37"/>
          <table:table-cell table:style-name="ce59"/>
          <table:table-cell table:style-name="ce17" table:number-columns-repeated="4"/>
          <table:table-cell table:style-name="ce64" table:number-columns-repeated="1016"/>
        </table:table-row>
        <table:table-row table:style-name="ro7">
          <table:table-cell table:style-name="ce22" office:value-type="string" calcext:value-type="string">
            <text:p>DEN-001</text:p>
          </table:table-cell>
          <table:table-cell table:style-name="ce17" office:value-type="string" calcext:value-type="string">
            <text:p>Power on a device loaded with last Kura release. Start Chrome browser (note the version used) in "incognito mode" and try to connect to Kura Admin web page.</text:p>
          </table:table-cell>
          <table:table-cell table:style-name="ce17" office:value-type="string" calcext:value-type="string">
            <text:p>Connect to http://&lt;host&gt;/</text:p>
          </table:table-cell>
          <table:table-cell table:style-name="ce60" office:value-type="string" calcext:value-type="string">
            <text:p>Y</text:p>
          </table:table-cell>
          <table:table-cell table:style-name="ce17" table:number-columns-repeated="4"/>
          <table:table-cell table:number-columns-repeated="1016"/>
        </table:table-row>
        <table:table-row table:style-name="ro7">
          <table:table-cell table:style-name="ce22" office:value-type="string" calcext:value-type="string">
            <text:p>DEN-002</text:p>
          </table:table-cell>
          <table:table-cell table:style-name="ce17" office:value-type="string" calcext:value-type="string">
            <text:p>Verify that the web page open a login window with username/password = admin/admin</text:p>
          </table:table-cell>
          <table:table-cell table:style-name="ce17" office:value-type="string" calcext:value-type="string">
            <text:p>Note: basic authentication, so the prompts may differ.</text:p>
          </table:table-cell>
          <table:table-cell table:style-name="ce60" office:value-type="string" calcext:value-type="string">
            <text:p>Y</text:p>
          </table:table-cell>
          <table:table-cell table:style-name="ce17" table:number-columns-repeated="4"/>
          <table:table-cell table:number-columns-repeated="1016"/>
        </table:table-row>
        <table:table-row table:style-name="ro11">
          <table:table-cell table:style-name="ce22" office:value-type="string" calcext:value-type="string">
            <text:p>DEN-003</text:p>
          </table:table-cell>
          <table:table-cell table:style-name="ce17"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7">
          <table:table-cell table:style-name="ce22" office:value-type="string" calcext:value-type="string">
            <text:p>DEN-004</text:p>
          </table:table-cell>
          <table:table-cell table:style-name="ce17"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2">
          <table:table-cell table:style-name="ce22" office:value-type="string" calcext:value-type="string">
            <text:p>DEN-005</text:p>
          </table:table-cell>
          <table:table-cell table:style-name="ce17" office:value-type="string" calcext:value-type="string">
            <text:p>Select several of the tabs, to make sure they display.</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12">
          <table:table-cell table:style-name="ce24" office:value-type="string" calcext:value-type="string">
            <text:p>DEN-006</text:p>
          </table:table-cell>
          <table:table-cell table:style-name="ce38" office:value-type="string" calcext:value-type="string">
            <text:p>Repeat the above steps with Internet Explorer (note the version used)</text:p>
          </table:table-cell>
          <table:table-cell table:style-name="ce24" table:number-columns-repeated="6"/>
          <table:table-cell table:number-columns-repeated="1016"/>
        </table:table-row>
        <table:table-row table:style-name="ro2">
          <table:table-cell table:style-name="ce22" office:value-type="string" calcext:value-type="string">
            <text:p>DEN-007</text:p>
          </table:table-cell>
          <table:table-cell table:style-name="ce17" office:value-type="string" calcext:value-type="string">
            <text:p>Repeat the above steps with Mozilla Firefox (note the version used)</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12">
          <table:table-cell table:style-name="ce23" office:value-type="string" calcext:value-type="string">
            <text:p>DEN-008</text:p>
          </table:table-cell>
          <table:table-cell table:style-name="ce36" office:value-type="string" calcext:value-type="string">
            <text:p>Logout</text:p>
          </table:table-cell>
          <table:table-cell table:style-name="ce36"/>
          <table:table-cell table:style-name="ce24"/>
          <table:table-cell table:style-name="ce36"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59"/>
          <table:table-cell table:style-name="ce17" table:number-columns-repeated="4"/>
          <table:table-cell table:style-name="ce14" table:number-columns-repeated="21"/>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1015"/>
        </table:table-row>
        <table:table-row table:style-name="ro2">
          <table:table-cell table:style-name="ce22"/>
          <table:table-cell table:style-name="ce37" office:value-type="string" calcext:value-type="string">
            <text:p>Ethernet</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13">
          <table:table-cell table:style-name="ce22" office:value-type="string" calcext:value-type="string">
            <text:p>NET-ETH0-001</text:p>
          </table:table-cell>
          <table:table-cell table:style-name="ce17"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 port 80 with your browser</text:p>
          </table:table-cell>
          <table:table-cell table:style-name="ce17" office:value-type="string" calcext:value-type="string">
            <text:p>`ifconfig` or `ip addr`</text:p>
            <text:p>route</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14">
          <table:table-cell table:style-name="ce22" office:value-type="string" calcext:value-type="string">
            <text:p>NET-ETH0-002</text:p>
          </table:table-cell>
          <table:table-cell table:style-name="ce17" office:value-type="string" calcext:value-type="string">
            <text:p>Open an ssh console and check settings to make sure they are right:</text:p>
            <text:p>ifconfig should show eth0 with correct ip address and subnet.</text:p>
          </table:table-cell>
          <table:table-cell table:style-name="ce17" office:value-type="string" calcext:value-type="string">
            <text:p>ifconfig</text:p>
            <text:p>or</text:p>
            <text:p>ifconfig eth0</text:p>
            <text:p>or</text:p>
            <text:p>ip addr</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8">
          <table:table-cell table:style-name="ce22" office:value-type="string" calcext:value-type="string">
            <text:p>NET-ETH0-003</text:p>
          </table:table-cell>
          <table:table-cell table:style-name="ce17"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17"/>
          <table:table-cell table:style-name="ce60" office:value-type="string" calcext:value-type="string">
            <text:p>Y</text:p>
          </table:table-cell>
          <table:table-cell table:style-name="ce17" table:number-columns-repeated="4"/>
          <table:table-cell table:style-name="ce66"/>
          <table:table-cell table:style-name="ce47"/>
          <table:table-cell table:style-name="ce66"/>
          <table:table-cell table:style-name="ce47" table:number-columns-repeated="18"/>
          <table:table-cell table:number-columns-repeated="995"/>
        </table:table-row>
        <table:table-row table:style-name="ro15">
          <table:table-cell table:style-name="ce22" office:value-type="string" calcext:value-type="string">
            <text:p>NET-ETH0-004</text:p>
          </table:table-cell>
          <table:table-cell table:style-name="ce17" office:value-type="string" calcext:value-type="string">
            <text:p>Modify MqttDataTransport configuration to connect using ssl : mqtts://iot.eclipse.org:8883. Verify the gateway reconnects to the broker.</text:p>
          </table:table-cell>
          <table:table-cell table:style-name="ce17"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NET-ETH0-005</text:p>
          </table:table-cell>
          <table:table-cell table:style-name="ce17" office:value-type="string" calcext:value-type="string">
            <text:p>Reboot the gateway (Power OFF/ON) and check it reconnects.</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16">
          <table:table-cell table:style-name="ce22" office:value-type="string" calcext:value-type="string">
            <text:p>NET-ETH0-006</text:p>
          </table:table-cell>
          <table:table-cell table:style-name="ce17"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17" office:value-type="string" calcext:value-type="string">
            <text:p>route</text:p>
            <text:p>and/or</text:p>
            <text:p>ip route</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NET-ETH0-007</text:p>
          </table:table-cell>
          <table:table-cell table:style-name="ce17"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NET-ETH0-008</text:p>
          </table:table-cell>
          <table:table-cell table:style-name="ce17" office:value-type="string" calcext:value-type="string">
            <text:p>Reconfigure eth0 to use DHCP Client. Use console to determine eth0 address after reconfiguration. Repeat ifconfig, route, /etc/resolv.conf, ssh login, and ping tests.</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NET-ETH0-009</text:p>
          </table:table-cell>
          <table:table-cell table:style-name="ce17" office:value-type="string" calcext:value-type="string">
            <text:p>Remove Ethernet cable and reboot. Check ifconfig – there should be no address.</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13">
          <table:table-cell table:style-name="ce22" office:value-type="string" calcext:value-type="string">
            <text:p>NET-ETH0-010</text:p>
          </table:table-cell>
          <table:table-cell table:style-name="ce17"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17">
          <table:table-cell table:style-name="ce22" office:value-type="string" calcext:value-type="string">
            <text:p>NET-ETH0-011</text:p>
          </table:table-cell>
          <table:table-cell table:style-name="ce17"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text:p>
            <text:p>and that the firewall has been set appropriately, and that bind (named) is</text:p>
            <text:p>running</text:p>
          </table:table-cell>
          <table:table-cell table:style-name="ce17"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NET-ETH0-012</text:p>
          </table:table-cell>
          <table:table-cell table:style-name="ce17"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11">
          <table:table-cell table:style-name="ce22" office:value-type="string" calcext:value-type="string">
            <text:p>NET-ETH0-013</text:p>
          </table:table-cell>
          <table:table-cell table:style-name="ce17"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NET-ETH0-014</text:p>
          </table:table-cell>
          <table:table-cell table:style-name="ce17"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Wifi</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18">
          <table:table-cell table:style-name="ce25" office:value-type="string" calcext:value-type="string">
            <text:p>NET-WIFI-001</text:p>
          </table:table-cell>
          <table:table-cell table:style-name="ce39" office:value-type="string" calcext:value-type="string">
            <text:p><text:span text:style-name="T2">Connect a wi-fi usb dongle to the device and configure wlan0 as access point, TCP/IP Settings:</text:span></text:p>
            <text:p><text:span text:style-name="T2">Status: Enabled for LAN</text:span></text:p>
            <text:p><text:span text:style-name="T2">Configure: Manually</text:span></text:p>
            <text:p><text:span text:style-name="T2">IP address: 172.16.1.1 / 255.255.255.0</text:span></text:p>
            <text:p><text:span text:style-name="T2">no gateway, no dns</text:span></text:p>
            <text:p><text:span text:style-name="T2">Wireless Settings:</text:span></text:p>
            <text:p><text:span text:style-name="T2">Wireless Mode: Access Point</text:span></text:p>
            <text:p><text:span text:style-name="T2">Network Name: kura_gateway (your choice)</text:span></text:p>
            <text:p><text:span text:style-name="T2">Radio Mode: 802.11g/b</text:span></text:p>
            <text:p><text:span text:style-name="T2">Wireless security: WPA/WPA2</text:span></text:p>
            <text:p><text:span text:style-name="T2">Password : [your choice, default is testKEYS]</text:span></text:p>
            <text:p><text:span text:style-name="T2">DHCP &amp; NAT:</text:span></text:p>
            <text:p><text:span text:style-name="T2">Beginning / Ending : 172.16.1.100 / 172.16.1.110 - Mask 255.255.255.0</text:span></text:p>
            <text:p><text:span text:style-name="T2">Time: 7200</text:span></text:p>
            <text:p><text:span text:style-name="T2">Pass DNS server through DHCP: true</text:span></text:p>
            <text:p><text:span text:style-name="T2">Apply and check in a console with ifconfig that the wlan0 config is ok</text:span></text:p>
          </table:table-cell>
          <table:table-cell table:style-name="ce49" table:number-columns-repeated="6"/>
          <table:table-cell table:style-name="ce65"/>
          <table:table-cell table:style-name="ce14" table:number-columns-repeated="20"/>
          <table:table-cell table:number-columns-repeated="995"/>
        </table:table-row>
        <table:table-row table:style-name="ro7">
          <table:table-cell table:style-name="ce26" office:value-type="string" calcext:value-type="string">
            <text:p>NET-WIFI-002</text:p>
          </table:table-cell>
          <table:table-cell table:style-name="ce40" office:value-type="string" calcext:value-type="string">
            <text:p>Try to get an IP address from a laptop connecting to the WiFi SSID kura_gateway and verify Kura Admin web page can be opened on 172.16.1.1</text:p>
          </table:table-cell>
          <table:table-cell table:style-name="ce50" office:value-type="string" calcext:value-type="string">
            <text:p>Status: Enabled for LAN</text:p>
          </table:table-cell>
          <table:table-cell table:style-name="ce50"/>
          <table:table-cell table:style-name="ce49" table:number-columns-repeated="4"/>
          <table:table-cell table:style-name="ce65"/>
          <table:table-cell table:style-name="ce14" table:number-columns-repeated="20"/>
          <table:table-cell table:number-columns-repeated="995"/>
        </table:table-row>
        <table:table-row table:style-name="ro6">
          <table:table-cell table:style-name="ce26" office:value-type="string" calcext:value-type="string">
            <text:p>NET-WIFI-003</text:p>
          </table:table-cell>
          <table:table-cell table:style-name="ce40"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51" office:value-type="string" calcext:value-type="string">
            <text:p>Configure: Manually</text:p>
          </table:table-cell>
          <table:table-cell table:style-name="ce49" table:number-columns-repeated="5"/>
          <table:table-cell table:style-name="ce65"/>
          <table:table-cell table:style-name="ce14" table:number-columns-repeated="20"/>
          <table:table-cell table:number-columns-repeated="995"/>
        </table:table-row>
        <table:table-row table:style-name="ro3">
          <table:table-cell table:style-name="ce26" office:value-type="string" calcext:value-type="string">
            <text:p>NET-WIFI-004</text:p>
          </table:table-cell>
          <table:table-cell table:style-name="ce40"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0" office:value-type="string" calcext:value-type="string">
            <text:p>IP address: 172.16.1.1 / 255.255.255.0</text:p>
          </table:table-cell>
          <table:table-cell table:style-name="ce49" table:number-columns-repeated="5"/>
          <table:table-cell table:style-name="ce65"/>
          <table:table-cell table:style-name="ce14" table:number-columns-repeated="20"/>
          <table:table-cell table:number-columns-repeated="995"/>
        </table:table-row>
        <table:table-row table:style-name="ro7">
          <table:table-cell table:style-name="ce26" office:value-type="string" calcext:value-type="string">
            <text:p>NET-WIFI-005</text:p>
          </table:table-cell>
          <table:table-cell table:style-name="ce40" office:value-type="string" calcext:value-type="string">
            <text:p>Modify MqttDataTransport configuration to connect using ssl: mqtts://iot.eclipse.org:8883.</text:p>
            <text:p>Verify the gateway reconnects to EC.</text:p>
          </table:table-cell>
          <table:table-cell table:style-name="ce40" office:value-type="string" calcext:value-type="string">
            <text:p>no gateway, no dns</text:p>
          </table:table-cell>
          <table:table-cell table:style-name="ce49" table:number-columns-repeated="5"/>
          <table:table-cell table:style-name="ce65"/>
          <table:table-cell table:style-name="ce14" table:number-columns-repeated="20"/>
          <table:table-cell table:number-columns-repeated="995"/>
        </table:table-row>
        <table:table-row table:style-name="ro2">
          <table:table-cell table:style-name="ce26" office:value-type="string" calcext:value-type="string">
            <text:p>NET-WIFI-006</text:p>
          </table:table-cell>
          <table:table-cell table:style-name="ce40" office:value-type="string" calcext:value-type="string">
            <text:p>Reboot the gateway (power OFF/ON) and check it reconnects on EC console</text:p>
          </table:table-cell>
          <table:table-cell table:style-name="ce40" office:value-type="string" calcext:value-type="string">
            <text:p>Wireless Settings:</text:p>
          </table:table-cell>
          <table:table-cell table:style-name="ce49" table:number-columns-repeated="5"/>
          <table:table-cell table:style-name="ce65"/>
          <table:table-cell table:style-name="ce14" table:number-columns-repeated="20"/>
          <table:table-cell table:number-columns-repeated="995"/>
        </table:table-row>
        <table:table-row table:style-name="ro2">
          <table:table-cell table:style-name="ce26"/>
          <table:table-cell table:style-name="ce40"/>
          <table:table-cell table:style-name="ce40" office:value-type="string" calcext:value-type="string">
            <text:p>Wireless Mode: Access Point</text:p>
          </table:table-cell>
          <table:table-cell table:style-name="ce49" table:number-columns-repeated="5"/>
          <table:table-cell table:style-name="ce65"/>
          <table:table-cell table:style-name="ce14" table:number-columns-repeated="20"/>
          <table:table-cell table:number-columns-repeated="995"/>
        </table:table-row>
        <table:table-row table:style-name="ro19" table:number-rows-repeated="2">
          <table:table-cell table:style-name="ce26"/>
          <table:table-cell table:style-name="ce40" table:number-columns-repeated="2"/>
          <table:table-cell table:style-name="ce49" table:number-columns-repeated="5"/>
          <table:table-cell table:style-name="ce65"/>
          <table:table-cell table:style-name="ce14" table:number-columns-repeated="20"/>
          <table:table-cell table:number-columns-repeated="995"/>
        </table:table-row>
        <table:table-row table:style-name="ro7">
          <table:table-cell table:style-name="ce26"/>
          <table:table-cell table:style-name="ce41" office:value-type="string" calcext:value-type="string">
            <text:p>Firewal: Open Ports</text:p>
          </table:table-cell>
          <table:table-cell table:style-name="ce41" office:value-type="string" calcext:value-type="string">
            <text:p>Network Name: kura_gateway (your choice)</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8">
          <table:table-cell table:style-name="ce26" office:value-type="string" calcext:value-type="string">
            <text:p>NET-FW-001</text:p>
          </table:table-cell>
          <table:table-cell table:style-name="ce40" office:value-type="string" calcext:value-type="string">
            <text:p>Precondition: wlan0 is enabled and configured for lan as in NET-WIFI-001</text:p>
            <text:p/>
            <text:p>Verify that the INPUT and FORWARD policies are set to DROP in iptables (Kura sets these policies).</text:p>
            <text:p>In Kura web UI select the Firewall under 'System' and go to the 'Open Ports' tab. Add a New TCP port, for example 5400, without defining "Permitted Network", "Permitted MAC Address", or "Source Port Range".</text:p>
            <text:p>Try to connect to this port from another system with nc.</text:p>
            <text:p>On gateway: nc -l 5400</text:p>
            <text:p>On connecting host: nc &lt;gateway IP&gt; 5400</text:p>
          </table:table-cell>
          <table:table-cell table:style-name="ce40" office:value-type="string" calcext:value-type="string">
            <text:p>Radio Mode: 802.11g/b</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6" office:value-type="string" calcext:value-type="string">
            <text:p>NET-FW-002</text:p>
          </table:table-cell>
          <table:table-cell table:style-name="ce40" office:value-type="string" calcext:value-type="string">
            <text:p>Remove entry created in the previous step and verify that unit no longer allows connections to port 5400.</text:p>
          </table:table-cell>
          <table:table-cell table:style-name="ce40" office:value-type="string" calcext:value-type="string">
            <text:p>Wireless security: WPA/WPA2</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0">
          <table:table-cell table:style-name="ce27" office:value-type="string" calcext:value-type="string">
            <text:p>NET-FW-002.5</text:p>
          </table:table-cell>
          <table:table-cell table:style-name="ce42" office:value-type="string" calcext:value-type="string">
            <text:p>Test port range the same way as before (NET-FW-001): 5400:5402.</text:p>
          </table:table-cell>
          <table:table-cell table:style-name="ce42" office:value-type="string" calcext:value-type="string">
            <text:p>Password : [your choice, default is testKEYS]</text:p>
          </table:table-cell>
          <table:table-cell table:style-name="ce61"/>
          <table:table-cell table:style-name="ce42" table:number-columns-repeated="4"/>
          <table:table-cell table:style-name="ce65"/>
          <table:table-cell table:style-name="ce14" table:number-columns-repeated="1015"/>
        </table:table-row>
        <table:table-row table:style-name="ro7">
          <table:table-cell table:style-name="ce26" office:value-type="string" calcext:value-type="string">
            <text:p>NET-FW-003</text:p>
          </table:table-cell>
          <table:table-cell table:style-name="ce40"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0" office:value-type="string" calcext:value-type="string">
            <text:p>DHCP &amp; NAT:</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NET-FW-004</text:p>
          </table:table-cell>
          <table:table-cell table:style-name="ce40" office:value-type="string" calcext:value-type="string">
            <text:p>Edit the 'port 5400' entry to allow connection based on permitted interface (eth0) instead of network. Verify that only packets arrived on this interface are allowed. <text:s/></text:p>
          </table:table-cell>
          <table:table-cell table:style-name="ce40" office:value-type="string" calcext:value-type="string">
            <text:p>Beginning / Ending : 172.16.1.100 / 172.16.1.110 - Mask 255.255.255.0</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3">
          <table:table-cell table:style-name="ce26" office:value-type="string" calcext:value-type="string">
            <text:p>NET-FW-005</text:p>
          </table:table-cell>
          <table:table-cell table:style-name="ce40"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0" office:value-type="string" calcext:value-type="string">
            <text:p>Time: 7200</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3">
          <table:table-cell table:style-name="ce26" office:value-type="string" calcext:value-type="string">
            <text:p>NET-FW-006</text:p>
          </table:table-cell>
          <table:table-cell table:style-name="ce40" office:value-type="string" calcext:value-type="string">
            <text:p>Edit the same open port entry as follows: specify port (e.g. 5400), protocol (tcp), permitted network (172.16.1.0/24), and permitted MAC address. Verify that connections are allowed only from specific host on specific network.</text:p>
          </table:table-cell>
          <table:table-cell table:style-name="ce40" office:value-type="string" calcext:value-type="string">
            <text:p>Pass DNS server through DHCP: true</text:p>
          </table:table-cell>
          <table:table-cell table:style-name="ce49"/>
          <table:table-cell table:style-name="ce40" table:number-columns-repeated="4"/>
          <table:table-cell table:style-name="ce14" table:number-columns-repeated="21"/>
          <table:table-cell table:number-columns-repeated="995"/>
        </table:table-row>
        <table:table-row table:style-name="ro11">
          <table:table-cell table:style-name="ce26" office:value-type="string" calcext:value-type="string">
            <text:p>NET-FW-007</text:p>
          </table:table-cell>
          <table:table-cell table:style-name="ce40"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0" office:value-type="string" calcext:value-type="string">
            <text:p>Apply and check in a console with ifconfig that the wlan0 config is ok</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Firewal: Port Forwarding</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1">
          <table:table-cell table:style-name="ce26" office:value-type="string" calcext:value-type="string">
            <text:p>NET-FW-008</text:p>
          </table:table-cell>
          <table:table-cell table:style-name="ce40"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text:p>
            <text:p/>
            <text:p>Using nc verify that connection can be established:</text:p>
            <text:p>On destination host: nc -l 4050</text:p>
            <text:p>On connecting host: nc 10.11.5.4 3040</text:p>
          </table:table-cell>
          <table:table-cell table:style-name="ce40"/>
          <table:table-cell table:style-name="ce49"/>
          <table:table-cell table:style-name="ce63"/>
          <table:table-cell table:style-name="ce40" table:number-columns-repeated="3"/>
          <table:table-cell table:style-name="ce65"/>
          <table:table-cell table:style-name="ce14" table:number-columns-repeated="20"/>
          <table:table-cell table:number-columns-repeated="995"/>
        </table:table-row>
        <table:table-row table:style-name="ro3">
          <table:table-cell table:style-name="ce26" office:value-type="string" calcext:value-type="string">
            <text:p>NET-FW-009</text:p>
          </table:table-cell>
          <table:table-cell table:style-name="ce40" office:value-type="string" calcext:value-type="string">
            <text:p>Modify port forwarding entry by specifying permitted host. To do this, set the 'Permitted Network' entry to the 10.11.5.10/32. Where 10.11.5.10/32 is IP address (in CIDR notation) asigned to the connecting host. Verify that connection allowed only if originated from the specified host.</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NET-FW-010</text:p>
          </table:table-cell>
          <table:table-cell table:style-name="ce40" office:value-type="string" calcext:value-type="string">
            <text:p>Modify port forwarding entry by specifying permitted MAC address. Verify that connection allowed only if originated from the specified host.</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11">
          <table:table-cell table:style-name="ce26" office:value-type="string" calcext:value-type="string">
            <text:p>NET-FW-011</text:p>
          </table:table-cell>
          <table:table-cell table:style-name="ce40" office:value-type="string" calcext:value-type="string">
            <text:p>Modify port forwarding entry by specifying source port range (i.e. 10100:10200). Verify that connection allowed only if source port falls in the range specified.</text:p>
            <text:p>On destination host: nc -l 4050</text:p>
            <text:p>On connecting host: nc -p 10101 10.11.5.4 3040</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NET-FW-012</text:p>
          </table:table-cell>
          <table:table-cell table:style-name="ce40"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6"/>
          <table:table-cell table:style-name="ce40" table:number-columns-repeated="2"/>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6"/>
          <table:table-cell table:style-name="ce41" office:value-type="string" calcext:value-type="string">
            <text:p>Firewal: IP Forwarding/Masquerading</text:p>
          </table:table-cell>
          <table:table-cell table:style-name="ce41"/>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2">
          <table:table-cell table:style-name="ce26" office:value-type="string" calcext:value-type="string">
            <text:p>NET-FW-013</text:p>
          </table:table-cell>
          <table:table-cell table:style-name="ce40"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0" office:value-type="string" calcext:value-type="string">
            <text:p>Server/destination on e.g. 172.16.0.5:</text:p>
            <text:p>nc -l 5400</text:p>
            <text:p/>
            <text:p>Client/source on 10.11.5.x:</text:p>
            <text:p>nc 172.16.0.5 5400</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14" table:number-columns-repeated="21"/>
          <table:table-cell table:number-columns-repeated="995"/>
        </table:table-row>
        <table:table-row table:style-name="ro2">
          <table:table-cell table:style-name="ce22"/>
          <table:table-cell table:style-name="ce37" office:value-type="string" calcext:value-type="string">
            <text:p>Kura web UI Package Deployment</text:p>
          </table:table-cell>
          <table:table-cell table:style-name="ce37"/>
          <table:table-cell table:style-name="ce60"/>
          <table:table-cell table:style-name="ce17" table:number-columns-repeated="4"/>
          <table:table-cell table:style-name="ce14" table:number-columns-repeated="21"/>
          <table:table-cell table:number-columns-repeated="995"/>
        </table:table-row>
        <table:table-row table:style-name="ro11">
          <table:table-cell table:style-name="ce22" office:value-type="string" calcext:value-type="string">
            <text:p>DEN-DEPLOY-001</text:p>
          </table:table-cell>
          <table:table-cell table:style-name="ce17" office:value-type="string" calcext:value-type="string">
            <text:p>Install from the System-&gt;Packages the org.eclipse.kura.example.publisher.ExamplePublisher deplyment package (https://s3.amazonaws.com/esf-resources/securityQA/org.eclipse.kura.example.publisher.dp) and verify after clicking on "Refresh" that the bundle is listed in the Services window and its configuration is accessible</text:p>
          </table:table-cell>
          <table:table-cell table:style-name="ce17"/>
          <table:table-cell table:style-name="ce60" office:value-type="string" calcext:value-type="string">
            <text:p>P</text:p>
          </table:table-cell>
          <table:table-cell table:style-name="ce17" office:value-type="string" calcext:value-type="string">
            <text:p>Package can be downloaded from provided link and uploaded to Kura. When started it does not whow in »services« part, nor in EC. However, it deos send data to cloud.</text:p>
          </table:table-cell>
          <table:table-cell table:style-name="ce17" table:number-columns-repeated="3"/>
          <table:table-cell table:style-name="ce14" table:number-columns-repeated="21"/>
          <table:table-cell table:number-columns-repeated="995"/>
        </table:table-row>
        <table:table-row table:style-name="ro11">
          <table:table-cell table:style-name="ce22" office:value-type="string" calcext:value-type="string">
            <text:p>DEN-DEPLOY-002</text:p>
          </table:table-cell>
          <table:table-cell table:style-name="ce17"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17"/>
          <table:table-cell table:style-name="ce60" office:value-type="string" calcext:value-type="string">
            <text:p>P</text:p>
          </table:table-cell>
          <table:table-cell table:style-name="ce17" office:value-type="string" calcext:value-type="string">
            <text:p>Same as above.</text:p>
          </table:table-cell>
          <table:table-cell table:style-name="ce17" table:number-columns-repeated="3"/>
          <table:table-cell table:style-name="ce14" table:number-columns-repeated="21"/>
          <table:table-cell table:number-columns-repeated="995"/>
        </table:table-row>
        <table:table-row table:style-name="ro7">
          <table:table-cell table:style-name="ce22" office:value-type="string" calcext:value-type="string">
            <text:p>DEN-DEPLOY-003</text:p>
          </table:table-cell>
          <table:table-cell table:style-name="ce17" office:value-type="string" calcext:value-type="string">
            <text:p>Reboot the gateway (power OFF/ON) and check after reconnection that publisher application is still publishing with the same parameters</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3">
          <table:table-cell table:style-name="ce22" office:value-type="string" calcext:value-type="string">
            <text:p>DEN-DEPLOY-004</text:p>
          </table:table-cell>
          <table:table-cell table:style-name="ce17"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3">
          <table:table-cell table:style-name="ce22" office:value-type="string" calcext:value-type="string">
            <text:p>DEN-DEPLOY-005</text:p>
          </table:table-cell>
          <table:table-cell table:style-name="ce17" office:value-type="string" calcext:value-type="string">
            <text:p>Package uninstall. Kura Admin web page System-&gt;Packages. Select the previously installed</text:p>
            <text:p>org.eclipse.kura.example.publisher.ExamplePublisher package. Click Uninstall button. Verify that the package disappears from the table and it stops publishing.</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7">
          <table:table-cell table:style-name="ce22" office:value-type="string" calcext:value-type="string">
            <text:p>DEN-DEPLOY-006</text:p>
          </table:table-cell>
          <table:table-cell table:style-name="ce17" office:value-type="string" calcext:value-type="string">
            <text:p>Reboot the gateway (power OFF/ON) and check after reconnection that publisher application is still not installed and not publishing</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23">
          <table:table-cell table:style-name="ce28" office:value-type="string" calcext:value-type="string">
            <text:p>DEN-DEPLOY-007</text:p>
          </table:table-cell>
          <table:table-cell table:style-name="ce4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43"/>
          <table:table-cell table:style-name="ce60" office:value-type="string" calcext:value-type="string">
            <text:p>Y</text:p>
          </table:table-cell>
          <table:table-cell table:style-name="ce43" table:number-columns-repeated="3"/>
          <table:table-cell table:style-name="ce52"/>
          <table:table-cell table:style-name="ce14" table:number-columns-repeated="1016"/>
        </table:table-row>
        <table:table-row table:style-name="ro12">
          <table:table-cell table:style-name="ce28" office:value-type="string" calcext:value-type="string">
            <text:p>DEN-DEPLOY-008</text:p>
          </table:table-cell>
          <table:table-cell table:style-name="ce43" office:value-type="string" calcext:value-type="string">
            <text:p>Drag one of the components to a location not planned for installation - installation shouldn't trigger</text:p>
          </table:table-cell>
          <table:table-cell table:style-name="ce52"/>
          <table:table-cell table:style-name="ce60" office:value-type="string" calcext:value-type="string">
            <text:p>Y</text:p>
          </table:table-cell>
          <table:table-cell table:style-name="ce52" table:number-columns-repeated="4"/>
          <table:table-cell table:number-columns-repeated="1016"/>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Kura Admin web page Configuration</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CONF-001</text:p>
          </table:table-cell>
          <table:table-cell table:style-name="ce17"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02</text:p>
          </table:table-cell>
          <table:table-cell table:style-name="ce17" office:value-type="string" calcext:value-type="string">
            <text:p>Change publish.rate and check the time interval is correct on the log.</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03</text:p>
          </table:table-cell>
          <table:table-cell table:style-name="ce17" office:value-type="string" calcext:value-type="string">
            <text:p>Change publish.appTopic and check the topic changes on the log.</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04</text:p>
          </table:table-cell>
          <table:table-cell table:style-name="ce17" office:value-type="string" calcext:value-type="string">
            <text:p>Try to change metric.integer.fixed, you should not be allowed to edit this fiel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05</text:p>
          </table:table-cell>
          <table:table-cell table:style-name="ce17" office:value-type="string" calcext:value-type="string">
            <text:p>Try to change metric.long to 4294967297, an error should be reported saying “Value must be smaller or equal to 4294967296”.</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4">
          <table:table-cell table:style-name="ce29" office:value-type="string" calcext:value-type="string">
            <text:p>DEN-CONF-005.5</text:p>
          </table:table-cell>
          <table:table-cell table:style-name="ce16" office:value-type="string" calcext:value-type="string">
            <text:p>Try to change metric.long to 9999999999999999999 (outside long type range), an error should be reported saying “Value must be smaller or equal to 4294967296”.</text:p>
          </table:table-cell>
          <table:table-cell table:style-name="ce1"/>
          <table:table-cell table:style-name="ce60" office:value-type="string" calcext:value-type="string">
            <text:p>Y</text:p>
          </table:table-cell>
          <table:table-cell table:style-name="ce17"/>
          <table:table-cell table:style-name="ce32"/>
          <table:table-cell/>
          <table:table-cell table:style-name="ce17"/>
          <table:table-cell table:style-name="ce65"/>
          <table:table-cell table:style-name="ce14" table:number-columns-repeated="1015"/>
        </table:table-row>
        <table:table-row table:style-name="ro7">
          <table:table-cell table:style-name="ce22" office:value-type="string" calcext:value-type="string">
            <text:p>DEN-CONF-006</text:p>
          </table:table-cell>
          <table:table-cell table:style-name="ce17" office:value-type="string" calcext:value-type="string">
            <text:p>Try to change metric.long to -4294967297, an error should be reported saying "Value must be greater or equal to -4294967296”.</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07</text:p>
          </table:table-cell>
          <table:table-cell table:style-name="ce17" office:value-type="string" calcext:value-type="string">
            <text:p>Try to change metric.long to 0.1, an error should be reported saying “For input string: 0.1”.</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08</text:p>
          </table:table-cell>
          <table:table-cell table:style-name="ce17" office:value-type="string" calcext:value-type="string">
            <text:p>Change metric.long to 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09</text:p>
          </table:table-cell>
          <table:table-cell table:style-name="ce17" office:value-type="string" calcext:value-type="string">
            <text:p>Try to change metric.integer to 2147483601, an error should be reported saying “Value must be smaller or equal to 214748360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10</text:p>
          </table:table-cell>
          <table:table-cell table:style-name="ce17" office:value-type="string" calcext:value-type="string">
            <text:p>Try to change metric. integer to -2147483601, an error should be reported saying “Value must be greater or equal to -214748360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CONF-011</text:p>
          </table:table-cell>
          <table:table-cell table:style-name="ce17" office:value-type="string" calcext:value-type="string">
            <text:p>Try to change metric.integer to 2147483648 (just outside int type range), an error should be reported saying “Value must be smaller or equal to 2147483600”.</text:p>
          </table:table-cell>
          <table:table-cell table:style-name="ce17" office:value-type="string" calcext:value-type="string">
            <text:p>"For input string…" is not an appropriate error message if a number is specified!</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12</text:p>
          </table:table-cell>
          <table:table-cell table:style-name="ce17" office:value-type="string" calcext:value-type="string">
            <text:p>Try to change metric.integer to 0.1, an error should be reported saying “For input string: 0.1”.</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13</text:p>
          </table:table-cell>
          <table:table-cell table:style-name="ce17" office:value-type="string" calcext:value-type="string">
            <text:p>Change metric.integer to 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14</text:p>
          </table:table-cell>
          <table:table-cell table:style-name="ce17" office:value-type="string" calcext:value-type="string">
            <text:p>Try to change metric.short to 32761, an error should be reported saying “Value must be smaller or equal to 3276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15</text:p>
          </table:table-cell>
          <table:table-cell table:style-name="ce17" office:value-type="string" calcext:value-type="string">
            <text:p>Try to change metric.short to - 32761, an error should be reported saying “Value must be greater or equal to -3276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CONF-016</text:p>
          </table:table-cell>
          <table:table-cell table:style-name="ce17" office:value-type="string" calcext:value-type="string">
            <text:p>Try to change metric.short to 32768, an error should be reported saying “Value out of range. Value: 32768…”.</text:p>
          </table:table-cell>
          <table:table-cell table:style-name="ce17" office:value-type="string" calcext:value-type="string">
            <text:p>"For input string…" is not an appropriate error message if a number is specified!</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17</text:p>
          </table:table-cell>
          <table:table-cell table:style-name="ce17" office:value-type="string" calcext:value-type="string">
            <text:p>Try to change metric.short to 0.1, an error should be reported saying “For input string: 0.1”.</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18</text:p>
          </table:table-cell>
          <table:table-cell table:style-name="ce17" office:value-type="string" calcext:value-type="string">
            <text:p>Change metric.short to 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19</text:p>
          </table:table-cell>
          <table:table-cell table:style-name="ce17" office:value-type="string" calcext:value-type="string">
            <text:p>Try to change metric.double to 4294967296, an error should be reported saying “Value must be smaller or equal to 4294967295.99999”.</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20</text:p>
          </table:table-cell>
          <table:table-cell table:style-name="ce17" office:value-type="string" calcext:value-type="string">
            <text:p>Try to change metric.double to - 4294967296, an error should be reported saying “Value must be greater or equal to -4294967295.99999”.</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1</text:p>
          </table:table-cell>
          <table:table-cell table:style-name="ce17" office:value-type="string" calcext:value-type="string">
            <text:p>Change metric. double to 0.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22</text:p>
          </table:table-cell>
          <table:table-cell table:style-name="ce17" office:value-type="string" calcext:value-type="string">
            <text:p>Try to change metric.float to 32767, an error should be reported saying “Value must be smaller or equal to 32766.99”.</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23</text:p>
          </table:table-cell>
          <table:table-cell table:style-name="ce17" office:value-type="string" calcext:value-type="string">
            <text:p>Try to change metric.float to - 32767, an error should be reported saying “Value must be greater or equal to -32766.99”.</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4</text:p>
          </table:table-cell>
          <table:table-cell table:style-name="ce17" office:value-type="string" calcext:value-type="string">
            <text:p>Change metric.float to 0.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5</text:p>
          </table:table-cell>
          <table:table-cell table:style-name="ce17" office:value-type="string" calcext:value-type="string">
            <text:p>Try to change metric.char to A, an error should be reported saying “Value must be greater than a”.</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6</text:p>
          </table:table-cell>
          <table:table-cell table:style-name="ce17" office:value-type="string" calcext:value-type="string">
            <text:p>Change metric.char to m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7</text:p>
          </table:table-cell>
          <table:table-cell table:style-name="ce17" office:value-type="string" calcext:value-type="string">
            <text:p>Try to change metric.byte to 121, an error should be reported saying “Value must be smaller or equal to 12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28</text:p>
          </table:table-cell>
          <table:table-cell table:style-name="ce17" office:value-type="string" calcext:value-type="string">
            <text:p>Try to change metric.byte to -121, an error should be reported saying “Value must be greater or equal to -120”.</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29</text:p>
          </table:table-cell>
          <table:table-cell table:style-name="ce17" office:value-type="string" calcext:value-type="string">
            <text:p>Try to change metric.byte to 128, an error should be reported saying “Value out of range. Value: 128…”.</text:p>
          </table:table-cell>
          <table:table-cell table:style-name="ce17" office:value-type="string" calcext:value-type="string">
            <text:p>For input string: "128" is not an appropriate response</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30</text:p>
          </table:table-cell>
          <table:table-cell table:style-name="ce17" office:value-type="string" calcext:value-type="string">
            <text:p>Try to change metric.byte to 0.1, an error should be reported saying “For input string: 0.1”.</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31</text:p>
          </table:table-cell>
          <table:table-cell table:style-name="ce17" office:value-type="string" calcext:value-type="string">
            <text:p>Change metric.byte to 0 and check on the log that the message is publish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CONF-032</text:p>
          </table:table-cell>
          <table:table-cell table:style-name="ce17" office:value-type="string" calcext:value-type="string">
            <text:p>Change metric.boolean to true using a radio button and check the value on EC console <text:s/>Results Table.</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CONF-033</text:p>
          </table:table-cell>
          <table:table-cell table:style-name="ce17" office:value-type="string" calcext:value-type="string">
            <text:p>Change the metric metric.string.array to be: string.value10,string.value20,string.value30,string.value40</text:p>
            <text:p/>
            <text:p>Unclear what to verify</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CONF-034</text:p>
          </table:table-cell>
          <table:table-cell table:style-name="ce17" office:value-type="string" calcext:value-type="string">
            <text:p>Change the metric metric.short.array to be: 10,20,30,40</text:p>
            <text:p/>
            <text:p>Unclear what to verify</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36</text:p>
          </table:table-cell>
          <table:table-cell table:style-name="ce17" office:value-type="string" calcext:value-type="string">
            <text:p>Try to switch to the configuration of another service before clicking on Apply. A dialog warning for unsaved changes should appear.</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CONF-037</text:p>
          </table:table-cell>
          <table:table-cell table:style-name="ce17"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Kura Snapshots</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SNAP-001</text:p>
          </table:table-cell>
          <table:table-cell table:style-name="ce17"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17"/>
          <table:table-cell table:style-name="ce60" office:value-type="string" calcext:value-type="string">
            <text:p>P</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SNAP-002</text:p>
          </table:table-cell>
          <table:table-cell table:style-name="ce17" office:value-type="string" calcext:value-type="string">
            <text:p>Select the previous snapshot and click on Rollback. The corresponding configuration is restored and a new snapshot is created. Refresh page to see the changes.</text:p>
          </table:table-cell>
          <table:table-cell table:style-name="ce17"/>
          <table:table-cell table:style-name="ce60" office:value-type="string" calcext:value-type="string">
            <text:p>P</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office:value-type="string" calcext:value-type="string">
            <text:p>DEN-SNAP-003</text:p>
          </table:table-cell>
          <table:table-cell table:style-name="ce17" office:value-type="string" calcext:value-type="string">
            <text:p>Select the last snapshot created and click on Download: the xml file is downloaded on your station.</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SNAP-004</text:p>
          </table:table-cell>
          <table:table-cell table:style-name="ce17"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Clock Service</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8">
          <table:table-cell table:style-name="ce22"/>
          <table:table-cell table:style-name="ce17"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37"/>
          <table:table-cell table:style-name="ce60"/>
          <table:table-cell table:style-name="ce17" table:number-columns-repeated="4"/>
          <table:table-cell table:style-name="ce65"/>
          <table:table-cell table:style-name="ce14" table:number-columns-repeated="1015"/>
        </table:table-row>
        <table:table-row table:style-name="ro13">
          <table:table-cell table:style-name="ce22" office:value-type="string" calcext:value-type="string">
            <text:p>DEN-CLOCK-001</text:p>
          </table:table-cell>
          <table:table-cell table:style-name="ce17"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17" office:value-type="string" calcext:value-type="string">
            <text:p>date</text:p>
            <text:p/>
            <text:p>date 051521452016</text:p>
            <text:p>On BBB HW clock needs to be written explicitly:</text:p>
            <text:p>hwclock -w</text:p>
          </table:table-cell>
          <table:table-cell table:style-name="ce60" office:value-type="string" calcext:value-type="string">
            <text:p>N</text:p>
          </table:table-cell>
          <table:table-cell table:style-name="ce17" office:value-type="string" calcext:value-type="string">
            <text:p>Date on Raspberry is: »Sat 15 Apr 2017«</text:p>
            <text:p>After reboot date is set to previous one (the on above) although clock service is disabled.</text:p>
            <text:p>Error shown: WARN o.e.k.l.c.JavaNtpClockSyncProvider - Error while synchronizing System Clock with NTP host 0.pool.ntp.org. Please verify network connectivity ...</text:p>
            <text:p/>
          </table:table-cell>
          <table:table-cell table:style-name="ce17" table:number-columns-repeated="3"/>
          <table:table-cell table:style-name="ce65"/>
          <table:table-cell table:style-name="ce14" table:number-columns-repeated="20"/>
          <table:table-cell table:number-columns-repeated="995"/>
        </table:table-row>
        <table:table-row table:style-name="ro11">
          <table:table-cell table:style-name="ce22" office:value-type="string" calcext:value-type="string">
            <text:p>DEN-CLOCK-002</text:p>
          </table:table-cell>
          <table:table-cell table:style-name="ce17" office:value-type="string" calcext:value-type="string">
            <text:p>In Kura Admin web page Services-&gt;ClockService, enable the Clock service but disable the clock.set.hwclock. Verify in a ssh console that the date is correctly adjusted. Disable the Clock service again (to avoid it corrects the date on reboot) and power OFF/ON the gateway without using reboot command. Check after reboot that the date has been restored to the previous one (the one you set by hand).</text:p>
          </table:table-cell>
          <table:table-cell table:style-name="ce17"/>
          <table:table-cell table:style-name="ce60" office:value-type="string" calcext:value-type="string">
            <text:p>N</text:p>
          </table:table-cell>
          <table:table-cell table:style-name="ce17" office:value-type="string" calcext:value-type="string">
            <text:p>Date is not set to the manual one I provided but to newest one (the one that was set before I manually overrided it).</text:p>
            <text:p>Error: WARN o.e.k.l.c.JavaNtpClockSyncProvider - Error while synchronizing System Clock with NTP host 0.pool.ntp.org. Please verify network connectivity ...</text:p>
            <text:p/>
          </table:table-cell>
          <table:table-cell table:style-name="ce17" table:number-columns-repeated="3"/>
          <table:table-cell table:style-name="ce14" table:number-columns-repeated="21"/>
          <table:table-cell table:number-columns-repeated="995"/>
        </table:table-row>
        <table:table-row table:style-name="ro11">
          <table:table-cell table:style-name="ce22" office:value-type="string" calcext:value-type="string">
            <text:p>DEN-CLOCK-003</text:p>
          </table:table-cell>
          <table:table-cell table:style-name="ce17"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17"/>
          <table:table-cell table:style-name="ce60" office:value-type="string" calcext:value-type="string">
            <text:p>P</text:p>
          </table:table-cell>
          <table:table-cell table:style-name="ce17" office:value-type="string" calcext:value-type="string">
            <text:p>Date on Raspberry (before tests) is »Sat 15 Apr 2017«. When manually overriding it and enabling clock services and clock.set.hwclock it is again set to this date (although the date is not absolutely correct).</text:p>
          </table:table-cell>
          <table:table-cell table:style-name="ce17" table:number-columns-repeated="3"/>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Position Service</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DEN-POS-001</text:p>
          </table:table-cell>
          <table:table-cell table:style-name="ce17" office:value-type="string" calcext:value-type="string">
            <text:p>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p>
          </table:table-cell>
          <table:table-cell table:style-name="ce17"/>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7">
          <table:table-cell table:style-name="ce22" office:value-type="string" calcext:value-type="string">
            <text:p>DEN-POS-002</text:p>
          </table:table-cell>
          <table:table-cell table:style-name="ce17"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7">
          <table:table-cell table:style-name="ce22" office:value-type="string" calcext:value-type="string">
            <text:p>DEN-POS-003</text:p>
          </table:table-cell>
          <table:table-cell table:style-name="ce17" office:value-type="string" calcext:value-type="string">
            <text:p>Repeat step DEN-POS-001 and verify in EC console that the previous static position is correctly reported in Device Profile.</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GPIO</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2" office:value-type="string" calcext:value-type="string">
            <text:p>PTC-GPIO-002</text:p>
          </table:table-cell>
          <table:table-cell table:style-name="ce17" office:value-type="string" calcext:value-type="string">
            <text:p>Install org.eclipse.kura.example.gpio bundle and check in kura.log and kura-console.log that no error is reported.</text:p>
          </table:table-cell>
          <table:table-cell table:style-name="ce17"/>
          <table:table-cell table:style-name="ce60" office:value-type="string" calcext:value-type="string">
            <text:p>Y</text:p>
          </table:table-cell>
          <table:table-cell table:style-name="ce17" office:value-type="string" calcext:value-type="string">
            <text:p>Jar file downloaded from: https://hudson.eclipse.org/kura/job/kura-release-candidate/lastSuccessfulBuild/artifact/kura/examples/org.eclipse.kura.example.gpio/target/org.eclipse.kura.example.gpio-1.0.100-SNAPSHOT.jar</text:p>
          </table:table-cell>
          <table:table-cell table:style-name="ce17" table:number-columns-repeated="3"/>
          <table:table-cell table:style-name="ce65"/>
          <table:table-cell table:style-name="ce14" table:number-columns-repeated="20"/>
          <table:table-cell table:number-columns-repeated="995"/>
        </table:table-row>
        <table:table-row table:style-name="ro25">
          <table:table-cell table:style-name="ce22" office:value-type="string" calcext:value-type="string">
            <text:p>PTC-GPIO-003</text:p>
          </table:table-cell>
          <table:table-cell table:style-name="ce17" office:value-type="string" calcext:value-type="string">
            <text:p>Raspberry Pi 2/3:</text:p>
            <text:p>Test Digital I/O on Raspberry Pi 2/3. Install a jumper on pins 11 and 12 on the header J8.</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ext:p/>
            <text:p>BeagleBone Black:</text:p>
            <text:p>Test Digital I/O on BeagleBone Black. Install a jumper on pins 11 and 12 on the header P8.</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text:p>
          </table:table-cell>
          <table:table-cell table:style-name="ce17" office:value-type="string" calcext:value-type="string">
            <text:p>For BBB check configuration in:</text:p>
            <text:p>/sys/class/gpio/gpio45/</text:p>
            <text:p>/sys/class/gpio/gpio44/</text:p>
          </table:table-cell>
          <table:table-cell table:style-name="ce60" office:value-type="string" calcext:value-type="string">
            <text:p>Y</text:p>
          </table:table-cell>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Bluetooth Low Energy</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3">
          <table:table-cell table:style-name="ce26" office:value-type="string" calcext:value-type="string">
            <text:p>PTC-BLE-001</text:p>
          </table:table-cell>
          <table:table-cell table:style-name="ce40"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0" office:value-type="string" calcext:value-type="string">
            <text:p>Bluez package may already have been installed on the system.</text:p>
          </table:table-cell>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PTC-BLE-002</text:p>
          </table:table-cell>
          <table:table-cell table:style-name="ce40" office:value-type="string" calcext:value-type="string">
            <text:p>Install org.eclipse.kura.example.ble.tisensortag bundle and check in kura.log and kura-console.log that no error is reported. A message indicating "startLeScan" is repeated periodically.</text:p>
          </table:table-cell>
          <table:table-cell table:style-name="ce40"/>
          <table:table-cell table:style-name="ce49"/>
          <table:table-cell table:style-name="ce63"/>
          <table:table-cell table:style-name="ce40" table:number-columns-repeated="3"/>
          <table:table-cell table:style-name="ce65"/>
          <table:table-cell table:style-name="ce14" table:number-columns-repeated="20"/>
          <table:table-cell table:number-columns-repeated="995"/>
        </table:table-row>
        <table:table-row table:style-name="ro7">
          <table:table-cell table:style-name="ce26" office:value-type="string" calcext:value-type="string">
            <text:p>PTC-BLE-003</text:p>
          </table:table-cell>
          <table:table-cell table:style-name="ce40" office:value-type="string" calcext:value-type="string">
            <text:p>Power on the SensorTag by pressing its On/Off button and verify that the device is detected in kura.log, then the sensors values are periodically reported in the log.</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2"/>
          <table:table-cell table:style-name="ce37" office:value-type="string" calcext:value-type="string">
            <text:p>Bluetooth Low Energy Beacon</text:p>
          </table:table-cell>
          <table:table-cell table:style-name="ce37"/>
          <table:table-cell table:style-name="ce60"/>
          <table:table-cell table:style-name="ce17" table:number-columns-repeated="4"/>
          <table:table-cell table:style-name="ce65"/>
          <table:table-cell table:style-name="ce14" table:number-columns-repeated="20"/>
          <table:table-cell table:number-columns-repeated="995"/>
        </table:table-row>
        <table:table-row table:style-name="ro2">
          <table:table-cell table:style-name="ce26" office:value-type="string" calcext:value-type="string">
            <text:p>PTC-BLE-004</text:p>
          </table:table-cell>
          <table:table-cell table:style-name="ce40" office:value-type="string" calcext:value-type="string">
            <text:p>Run PTC-BLE-001 test in order to detect BLE capabilities of the device</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PTC-BLE-005</text:p>
          </table:table-cell>
          <table:table-cell table:style-name="ce40" office:value-type="string" calcext:value-type="string">
            <text:p>Install org.eclipse.kura.example.beacon bundle and check in kura.log and kura-console.log that no errors are reported.</text:p>
          </table:table-cell>
          <table:table-cell table:style-name="ce40"/>
          <table:table-cell table:style-name="ce49"/>
          <table:table-cell table:style-name="ce40" table:number-columns-repeated="4"/>
          <table:table-cell table:style-name="ce65"/>
          <table:table-cell table:style-name="ce14" table:number-columns-repeated="20"/>
          <table:table-cell table:number-columns-repeated="995"/>
        </table:table-row>
        <table:table-row table:style-name="ro7">
          <table:table-cell table:style-name="ce26" office:value-type="string" calcext:value-type="string">
            <text:p>PTC-BLE-006</text:p>
          </table:table-cell>
          <table:table-cell table:style-name="ce40" office:value-type="string" calcext:value-type="string">
            <text:p>Change some parameters for the beacon bundle from the web UI and enable advertising. Check that in the log files all commands succedeed.</text:p>
          </table:table-cell>
          <table:table-cell table:style-name="ce40"/>
          <table:table-cell table:style-name="ce49"/>
          <table:table-cell table:style-name="ce40" table:number-columns-repeated="4"/>
          <table:table-cell table:style-name="ce14" table:number-columns-repeated="21"/>
          <table:table-cell table:number-columns-repeated="995"/>
        </table:table-row>
        <table:table-row table:style-name="ro7">
          <table:table-cell table:style-name="ce26" office:value-type="string" calcext:value-type="string">
            <text:p>PTC-BLE-007</text:p>
          </table:table-cell>
          <table:table-cell table:style-name="ce40" office:value-type="string" calcext:value-type="string">
            <text:p>Using an Android app (like iBeacon Finder, iBeacon Scanner or iBeaconDetector) check that the beacons are received and the parameters are consistent with ones on the web UI.</text:p>
          </table:table-cell>
          <table:table-cell table:style-name="ce40"/>
          <table:table-cell table:style-name="ce49"/>
          <table:table-cell table:style-name="ce40" table:number-columns-repeated="4"/>
          <table:table-cell table:style-name="ce14" table:number-columns-repeated="21"/>
          <table:table-cell table:number-columns-repeated="995"/>
        </table:table-row>
        <table:table-row table:style-name="ro2">
          <table:table-cell table:style-name="ce22"/>
          <table:table-cell table:style-name="ce17" table:number-columns-repeated="2"/>
          <table:table-cell table:style-name="ce60"/>
          <table:table-cell table:style-name="ce17" table:number-columns-repeated="4"/>
          <table:table-cell table:style-name="ce14" table:number-columns-repeated="21"/>
          <table:table-cell table:number-columns-repeated="995"/>
        </table:table-row>
        <table:table-row table:style-name="ro2">
          <table:table-cell table:style-name="ce22"/>
          <table:table-cell table:style-name="ce37" office:value-type="string" calcext:value-type="string">
            <text:p>Bluetooth Low Energy Beacon Scanner</text:p>
          </table:table-cell>
          <table:table-cell table:style-name="ce37"/>
          <table:table-cell table:style-name="ce60"/>
          <table:table-cell table:style-name="ce17" table:number-columns-repeated="4"/>
          <table:table-cell table:style-name="ce14" table:number-columns-repeated="1016"/>
        </table:table-row>
        <table:table-row table:style-name="ro2">
          <table:table-cell table:style-name="ce26" office:value-type="string" calcext:value-type="string">
            <text:p>PTC-BLE-008</text:p>
          </table:table-cell>
          <table:table-cell table:style-name="ce40" office:value-type="string" calcext:value-type="string">
            <text:p>Run PTC-BLE-001 test in order to detect BLE capabilities of the device</text:p>
          </table:table-cell>
          <table:table-cell table:style-name="ce40"/>
          <table:table-cell table:style-name="ce49"/>
          <table:table-cell table:style-name="ce40" table:number-columns-repeated="4"/>
          <table:table-cell table:style-name="ce14" table:number-columns-repeated="21"/>
          <table:table-cell table:number-columns-repeated="995"/>
        </table:table-row>
        <table:table-row table:style-name="ro7">
          <table:table-cell table:style-name="ce26" office:value-type="string" calcext:value-type="string">
            <text:p>PTC-BLE-009</text:p>
          </table:table-cell>
          <table:table-cell table:style-name="ce40" office:value-type="string" calcext:value-type="string">
            <text:p>Install org.eclipse.kura.example.beacon.scanner bundle and check in kura.log and kura-console.log that no errors are reported.</text:p>
          </table:table-cell>
          <table:table-cell table:style-name="ce40" office:value-type="string" calcext:value-type="string">
            <text:p>requires package bluez-hcidump</text:p>
          </table:table-cell>
          <table:table-cell table:style-name="ce49"/>
          <table:table-cell table:style-name="ce40" table:number-columns-repeated="4"/>
          <table:table-cell table:style-name="ce14" table:number-columns-repeated="21"/>
          <table:table-cell table:number-columns-repeated="995"/>
        </table:table-row>
        <table:table-row table:style-name="ro7">
          <table:table-cell table:style-name="ce26" office:value-type="string" calcext:value-type="string">
            <text:p>PTC-BLE-010</text:p>
          </table:table-cell>
          <table:table-cell table:style-name="ce40" office:value-type="string" calcext:value-type="string">
            <text:p>Configure a different device with a org.eclipse.kura.example.beacon bundle and set the company code (e.g. abcd)</text:p>
          </table:table-cell>
          <table:table-cell table:style-name="ce40"/>
          <table:table-cell table:style-name="ce49"/>
          <table:table-cell table:style-name="ce40" table:number-columns-repeated="4"/>
          <table:table-cell table:style-name="ce14" table:number-columns-repeated="21"/>
          <table:table-cell table:number-columns-repeated="995"/>
        </table:table-row>
        <table:table-row table:style-name="ro7">
          <table:table-cell table:style-name="ce26" office:value-type="string" calcext:value-type="string">
            <text:p>PTC-BLE-011</text:p>
          </table:table-cell>
          <table:table-cell table:style-name="ce40" office:value-type="string" calcext:value-type="string">
            <text:p>Set the same company code in the org.eclipse.kura.example.beacon.scanner (e.g. abcd) and check the kura.log file for detected beacons.</text:p>
          </table:table-cell>
          <table:table-cell table:style-name="ce40"/>
          <table:table-cell table:style-name="ce49"/>
          <table:table-cell table:style-name="ce40" table:number-columns-repeated="4"/>
          <table:table-cell table:style-name="ce14" table:number-columns-repeated="21"/>
          <table:table-cell table:number-columns-repeated="995"/>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style-name="ce14" table:number-columns-repeated="1016"/>
        </table:table-row>
        <table:table-row table:style-name="ro2">
          <table:table-cell table:style-name="ce22"/>
          <table:table-cell table:style-name="ce37" office:value-type="string" calcext:value-type="string">
            <text:p>Apache Camel Integration</text:p>
          </table:table-cell>
          <table:table-cell table:style-name="ce17"/>
          <table:table-cell table:style-name="ce60"/>
          <table:table-cell table:style-name="ce17" table:number-columns-repeated="4"/>
          <table:table-cell table:style-name="ce14" table:number-columns-repeated="1016"/>
        </table:table-row>
        <table:table-row table:style-name="ro3">
          <table:table-cell table:style-name="ce22" office:value-type="string" calcext:value-type="string">
            <text:p>CAMEL-RTR-001</text:p>
          </table:table-cell>
          <table:table-cell table:style-name="ce17"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17"/>
          <table:table-cell table:style-name="ce60" office:value-type="string" calcext:value-type="string">
            <text:p>Y</text:p>
          </table:table-cell>
          <table:table-cell table:style-name="ce17" office:value-type="string" calcext:value-type="string">
            <text:p>Deploymen package build from developer’s workspace 3.0.0: https://hudson.eclipse.org/kura/job/kura-release-candidate/lastSuccessfulBuild/artifact/kura/distrib/target/user_workspace_archive_3.0.0.zip</text:p>
          </table:table-cell>
          <table:table-cell table:style-name="ce17" table:number-columns-repeated="3"/>
          <table:table-cell table:style-name="ce14" table:number-columns-repeated="1016"/>
        </table:table-row>
        <table:table-row table:style-name="ro3">
          <table:table-cell table:style-name="ce22" office:value-type="string" calcext:value-type="string">
            <text:p>CAMEL-RTR-002</text:p>
          </table:table-cell>
          <table:table-cell table:style-name="ce17"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3">
          <table:table-cell table:style-name="ce22" office:value-type="string" calcext:value-type="string">
            <text:p>CAMEL-RTR-003</text:p>
          </table:table-cell>
          <table:table-cell table:style-name="ce17"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17"/>
          <table:table-cell table:style-name="ce60" office:value-type="string" calcext:value-type="string">
            <text:p>P</text:p>
          </table:table-cell>
          <table:table-cell table:style-name="ce17" office:value-type="string" calcext:value-type="string">
            <text:p>When integer amlitude/offset/period more than 214748364 (max integer value) error shows. Even if lower value entered, whole UI webpage has to be refreshed in order to »reset« this error (»Integer amplitude value is invalid«).</text:p>
            <text:p>Integer Offset: When aplitude and offset are at max integer value (+/- 214748364), smallest value goes only to ~+/-300000, not to 0.</text:p>
          </table:table-cell>
          <table:table-cell table:style-name="ce17" table:number-columns-repeated="3"/>
          <table:table-cell table:style-name="ce14" table:number-columns-repeated="1016"/>
        </table:table-row>
        <table:table-row table:style-name="ro2">
          <table:table-cell table:style-name="ce22" office:value-type="string" calcext:value-type="string">
            <text:p>CAMEL-RTR-004</text:p>
          </table:table-cell>
          <table:table-cell table:style-name="ce17" office:value-type="string" calcext:value-type="string">
            <text:p>Change the cloud service PID to some non-existing PID. Telemetry data must stop in the cloud.</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2">
          <table:table-cell table:style-name="ce22" office:value-type="string" calcext:value-type="string">
            <text:p>CAMEL-RTR-005</text:p>
          </table:table-cell>
          <table:table-cell table:style-name="ce17" office:value-type="string" calcext:value-type="string">
            <text:p>Change the cloud service PID back to the original setting. Telemetry data must re-start in the cloud.</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2">
          <table:table-cell table:style-name="ce22"/>
          <table:table-cell table:style-name="ce17" table:number-columns-repeated="2"/>
          <table:table-cell table:style-name="ce60"/>
          <table:table-cell table:style-name="ce17" table:number-columns-repeated="4"/>
          <table:table-cell table:style-name="ce14" table:number-columns-repeated="1016"/>
        </table:table-row>
        <table:table-row table:style-name="ro22">
          <table:table-cell table:style-name="ce22" office:value-type="string" calcext:value-type="string">
            <text:p>CAMEL-XML-001</text:p>
          </table:table-cell>
          <table:table-cell table:style-name="ce17"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7">
          <table:table-cell table:style-name="ce22" office:value-type="string" calcext:value-type="string">
            <text:p>CAMEL-XML-002</text:p>
          </table:table-cell>
          <table:table-cell table:style-name="ce17"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7">
          <table:table-cell table:style-name="ce22" office:value-type="string" calcext:value-type="string">
            <text:p>CAMEL-XML-003</text:p>
          </table:table-cell>
          <table:table-cell table:style-name="ce17"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14">
          <table:table-cell table:style-name="ce22" office:value-type="string" calcext:value-type="string">
            <text:p>CAMEL-XML-004</text:p>
          </table:table-cell>
          <table:table-cell table:style-name="ce17" office:value-type="string" calcext:value-type="string">
            <text:p>Change the init code to (be sure to use proper quotation marks!):</text:p>
            <text:p/>
            <text:p>print("Foo Bar\n");</text:p>
            <text:p/>
            <text:p>The text “Foo Bar” should appear in the kura-console.log file.</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7">
          <table:table-cell table:style-name="ce22" office:value-type="string" calcext:value-type="string">
            <text:p>CAMEL-XML-005</text:p>
          </table:table-cell>
          <table:table-cell table:style-name="ce17" office:value-type="string" calcext:value-type="string">
            <text:p>Change the init code back to an empty string. The text “Foo Bar” must not appear a second time in the kura-console.log.</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016"/>
        </table:table-row>
        <table:table-row table:style-name="ro2">
          <table:table-cell table:style-name="ce22"/>
          <table:table-cell table:style-name="ce17" table:number-columns-repeated="2"/>
          <table:table-cell table:style-name="ce60"/>
          <table:table-cell table:style-name="ce17" table:number-columns-repeated="4"/>
          <table:table-cell table:number-columns-repeated="1016"/>
        </table:table-row>
        <table:table-row table:style-name="ro14">
          <table:table-cell table:style-name="ce22" office:value-type="string" calcext:value-type="string">
            <text:p>CAMEL-CCS-001</text:p>
          </table:table-cell>
          <table:table-cell table:style-name="ce17" office:value-type="string" calcext:value-type="string">
            <text:p>Ensure that there are no Camel based cloud services. Install the following DP:</text:p>
            <text:p/>
            <text:p>https://dentrassi.de/download/kura/de.dentrassi.kura.addons.milo_0.1.0-pre1.dp</text:p>
            <text:p/>
            <text:p>Check in kura.log and kura-console.log that no errors are being reported.</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7">
          <table:table-cell table:style-name="ce22" office:value-type="string" calcext:value-type="string">
            <text:p>CAMEL-CCS-002</text:p>
          </table:table-cell>
          <table:table-cell table:style-name="ce17" office:value-type="string" calcext:value-type="string">
            <text:p>Create a new Camel cloud service instance. Enter no additional configuration. The service instance should be created and reported as “Connected”.</text:p>
          </table:table-cell>
          <table:table-cell table:style-name="ce17"/>
          <table:table-cell table:style-name="ce60" office:value-type="string" calcext:value-type="string">
            <text:p>Y</text:p>
          </table:table-cell>
          <table:table-cell table:style-name="ce17" table:number-columns-repeated="4"/>
          <table:table-cell table:number-columns-repeated="1016"/>
        </table:table-row>
        <table:table-row table:style-name="ro26">
          <table:table-cell table:style-name="ce22" office:value-type="string" calcext:value-type="string">
            <text:p>CAMEL-CCS-003</text:p>
          </table:table-cell>
          <table:table-cell table:style-name="ce17" office:value-type="string" calcext:value-type="string">
            <text:p>Configure the following XML routes (be sure to use proper quotation marks!):</text:p>
            <text:p/>
            <text:p>&lt;routes xmlns="http://camel.apache.org/schema/spring"&gt;</text:p>
            <text:p>&lt;route id="opc-ua-example"&gt;</text:p>
            <text:p>&lt;from uri="vm:camel:example"/&gt;</text:p>
            <text:p>&lt;split&gt;</text:p>
            <text:p>&lt;simple&gt;${body.metrics().entrySet()}&lt;/simple&gt;</text:p>
            <text:p>&lt;setHeader headerName="item"&gt;</text:p>
            <text:p>&lt;simple&gt;${body.key()}&lt;/simple&gt;</text:p>
            <text:p>&lt;/setHeader&gt;</text:p>
            <text:p>&lt;setBody&gt;</text:p>
            <text:p>&lt;simple&gt;${body.value()}&lt;/simple&gt;</text:p>
            <text:p>&lt;/setBody&gt;</text:p>
            <text:p>&lt;toD uri="my-milo-server:${header.item}"/&gt;</text:p>
            <text:p>&lt;/split&gt;</text:p>
            <text:p>&lt;/route&gt;</text:p>
            <text:p>&lt;/routes&gt;</text:p>
            <text:p/>
            <text:p>And set Cloud Service Mappings to:</text:p>
            <text:p>cloud=&lt;camel cloud service PID&gt;</text:p>
            <text:p/>
            <text:p>And the following init code (be sure to use proper quotation marks!):</text:p>
            <text:p/>
            <text:p>var milo = new org.apache.camel.component.milo.server.MiloServerComponent();</text:p>
            <text:p>milo.setEnableAnonymousAuthentication(true);</text:p>
            <text:p>camelContext.addComponent("my-milo-server", milo);</text:p>
            <text:p/>
            <text:p>The cloud service must still be “Connected”.</text:p>
          </table:table-cell>
          <table:table-cell table:style-name="ce17" office:value-type="string" calcext:value-type="string">
            <text:p>Replace "&lt;camel cloud service PID&gt;" with the cloud service PID that you entered for the camel cloud service in "Cloud Services" page.</text:p>
          </table:table-cell>
          <table:table-cell table:style-name="ce60" office:value-type="string" calcext:value-type="string">
            <text:p>Y</text:p>
          </table:table-cell>
          <table:table-cell table:style-name="ce17" table:number-columns-repeated="4"/>
          <table:table-cell table:number-columns-repeated="1016"/>
        </table:table-row>
        <table:table-row table:style-name="ro13">
          <table:table-cell table:style-name="ce22" office:value-type="string" calcext:value-type="string">
            <text:p>CAMEL-CCS-004</text:p>
          </table:table-cell>
          <table:table-cell table:style-name="ce17"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17"/>
          <table:table-cell table:style-name="ce60"/>
          <table:table-cell table:style-name="ce17" table:number-columns-repeated="4"/>
          <table:table-cell table:number-columns-repeated="1016"/>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number-columns-repeated="1016"/>
        </table:table-row>
        <table:table-row table:style-name="ro2">
          <table:table-cell table:style-name="ce22"/>
          <table:table-cell table:style-name="ce37" office:value-type="string" calcext:value-type="string">
            <text:p>Kura User Workspace</text:p>
          </table:table-cell>
          <table:table-cell table:style-name="ce37"/>
          <table:table-cell table:style-name="ce60"/>
          <table:table-cell table:style-name="ce17" table:number-columns-repeated="4"/>
          <table:table-cell table:style-name="ce14" table:number-columns-repeated="21"/>
          <table:table-cell table:number-columns-repeated="995"/>
        </table:table-row>
        <table:table-row table:style-name="ro27">
          <table:table-cell table:style-name="ce22" office:value-type="string" calcext:value-type="string">
            <text:p>UW-SETUP-001</text:p>
          </table:table-cell>
          <table:table-cell table:style-name="ce17"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14">
          <table:table-cell table:style-name="ce22" office:value-type="string" calcext:value-type="string">
            <text:p>UW-SETUP-002</text:p>
          </table:table-cell>
          <table:table-cell table:style-name="ce17" office:value-type="string" calcext:value-type="string">
            <text:p>In Eclipse expand the target-definition project and open the kura-equinox_3.8.1.target.</text:p>
            <text:p>In the Target Definition editor (Definition tab) click on the link “Set as Target Platform” in the upper right corner. A full build is started.</text:p>
            <text:p/>
            <text:p>No errors must appear in the workspace.</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21"/>
          <table:table-cell table:number-columns-repeated="995"/>
        </table:table-row>
        <table:table-row table:style-name="ro28">
          <table:table-cell table:style-name="ce22" office:value-type="string" calcext:value-type="string">
            <text:p>UW-OOMPH-001</text:p>
          </table:table-cell>
          <table:table-cell table:style-name="ce17" office:value-type="string" calcext:value-type="string">
            <text:p>Download Eclipse installer from https://www.eclipse.org/downloads/eclipse-packages/</text:p>
            <text:p>Start the Eclipse Installer</text:p>
            <text:p>Switch to advanced mode (in simple mode you cannot add the custom installer)</text:p>
            <text:p>Select "Eclipse for Committers" and select a JRE 1.8+ -&gt; Next</text:p>
            <text:p>Add a new installer by URL (if Eclipse Kura is not already available): https://raw.githubusercontent.com/eclipse/kura/develop/kura/setups/kura.setup -&gt; Check and next</text:p>
            <text:p>Update Eclipse Kura Git repository's username (and select https) and customize further settings (e.g. Root install folder, Installation folder name) -&gt; Next</text:p>
            <text:p>Leave all Bootstrap Tasks selected -&gt; Finish</text:p>
            <text:p>Accept the licenses</text:p>
            <text:p>Wait for the installation to finish</text:p>
            <text:p>At first startup Eclipse IDE will checkout the code and perform a full build</text:p>
            <text:p>A few Working Sets will be prepared</text:p>
            <text:p/>
            <text:p>Make sure projects build successfully.</text:p>
          </table:table-cell>
          <table:table-cell table:style-name="ce17"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60" office:value-type="string" calcext:value-type="string">
            <text:p>N</text:p>
          </table:table-cell>
          <table:table-cell table:style-name="ce17" office:value-type="string" calcext:value-type="string">
            <text:p>Eclipse Kura, Tests and Examples are not build successfully – dependecy problem. </text:p>
          </table:table-cell>
          <table:table-cell table:style-name="ce17" table:number-columns-repeated="3"/>
          <table:table-cell table:style-name="ce14" table:number-columns-repeated="1016"/>
        </table:table-row>
        <table:table-row table:style-name="ro29">
          <table:table-cell table:style-name="ce22" office:value-type="string" calcext:value-type="string">
            <text:p>UW-LAUNCH-001</text:p>
          </table:table-cell>
          <table:table-cell table:style-name="ce17"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org.eclipse.kura.message.KuraPayload@1</text:p>
          </table:table-cell>
          <table:table-cell table:style-name="ce17"/>
          <table:table-cell table:style-name="ce60" office:value-type="string" calcext:value-type="string">
            <text:p>N</text:p>
          </table:table-cell>
          <table:table-cell table:style-name="ce17" office:value-type="string" calcext:value-type="string">
            <text:p>Cannot launch emulator, workspace not build. </text:p>
          </table:table-cell>
          <table:table-cell table:style-name="ce17" table:number-columns-repeated="3"/>
          <table:table-cell table:style-name="ce14" table:number-columns-repeated="21"/>
          <table:table-cell table:number-columns-repeated="995"/>
        </table:table-row>
        <table:table-row table:style-name="ro3">
          <table:table-cell table:style-name="ce22" office:value-type="string" calcext:value-type="string">
            <text:p>UW-LAUNCH-002</text:p>
          </table:table-cell>
          <table:table-cell table:style-name="ce17" office:value-type="string" calcext:value-type="string">
            <text:p>Open a browser at localhost:8080.</text:p>
            <text:p/>
            <text:p>The Kura WEB UI must appear.</text:p>
          </table:table-cell>
          <table:table-cell table:style-name="ce17"/>
          <table:table-cell table:style-name="ce60"/>
          <table:table-cell table:style-name="ce17" table:number-columns-repeated="4"/>
          <table:table-cell table:style-name="ce14" table:number-columns-repeated="21"/>
          <table:table-cell table:number-columns-repeated="995"/>
        </table:table-row>
        <table:table-row table:style-name="ro14">
          <table:table-cell table:style-name="ce22" office:value-type="string" calcext:value-type="string">
            <text:p>UW-LAUNCH-003</text:p>
          </table:table-cell>
          <table:table-cell table:style-name="ce17"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17"/>
          <table:table-cell table:style-name="ce60"/>
          <table:table-cell table:style-name="ce17" table:number-columns-repeated="4"/>
          <table:table-cell table:style-name="ce14" table:number-columns-repeated="21"/>
          <table:table-cell table:number-columns-repeated="995"/>
        </table:table-row>
        <table:table-row table:style-name="ro2" table:number-rows-repeated="2">
          <table:table-cell table:style-name="ce22"/>
          <table:table-cell table:style-name="ce17" table:number-columns-repeated="2"/>
          <table:table-cell table:style-name="ce60"/>
          <table:table-cell table:style-name="ce17" table:number-columns-repeated="4"/>
          <table:table-cell table:style-name="ce14" table:number-columns-repeated="18"/>
          <table:table-cell table:number-columns-repeated="998"/>
        </table:table-row>
        <table:table-row table:style-name="ro2">
          <table:table-cell/>
          <table:table-cell table:style-name="ce44" office:value-type="string" calcext:value-type="string">
            <text:p>Kura Wires</text:p>
          </table:table-cell>
          <table:table-cell table:style-name="ce17"/>
          <table:table-cell table:style-name="ce60"/>
          <table:table-cell table:style-name="ce17" table:number-columns-repeated="4"/>
          <table:table-cell table:style-name="ce47" table:number-columns-repeated="1016"/>
        </table:table-row>
        <table:table-row table:style-name="ro30">
          <table:table-cell table:style-name="ce30" office:value-type="string" calcext:value-type="string">
            <text:p>WIRES-001</text:p>
          </table:table-cell>
          <table:table-cell table:style-name="ce14"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17"/>
          <table:table-cell table:style-name="ce60" office:value-type="string" calcext:value-type="string">
            <text:p>Y</text:p>
          </table:table-cell>
          <table:table-cell table:style-name="ce17" table:number-columns-repeated="4"/>
          <table:table-cell table:style-name="ce14" table:number-columns-repeated="18"/>
          <table:table-cell table:number-columns-repeated="998"/>
        </table:table-row>
        <table:table-row table:style-name="ro22">
          <table:table-cell table:style-name="ce31" office:value-type="string" calcext:value-type="string">
            <text:p>WIRES-002</text:p>
          </table:table-cell>
          <table:table-cell table:style-name="ce13" office:value-type="string" calcext:value-type="string">
            <text:p>Use DB Store and DB Filter:</text:p>
            <text:p>Add a Timer that triggers every 4 seconds</text:p>
            <text:p>Add DB Store that stores data and truncates everything (periodic.cleanup.records.keep = 0) every 40 s (periodic.cleanup = 4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first log N and then N+5 elements (last N the same as before) and restart (ideally, that would be 5 and 10)</text:p>
          </table:table-cell>
          <table:table-cell table:style-name="ce17"/>
          <table:table-cell table:style-name="ce60" office:value-type="string" calcext:value-type="string">
            <text:p>P</text:p>
          </table:table-cell>
          <table:table-cell table:style-name="ce17" office:value-type="string" calcext:value-type="string">
            <text:p>- There is no »periodic.cleanup« field or periodic.cleadnup.records.keep« field in DB Store, only »cleanup.records.keep«.</text:p>
            <text:p>- DB is filled properly but truncating happens on every 12th element, not 10th as described in test case. </text:p>
            <text:p>- logger logs 5 elements and then again 5 elements, not 5 and 10 as described in test case. </text:p>
          </table:table-cell>
          <table:table-cell table:style-name="ce17" table:number-columns-repeated="3"/>
          <table:table-cell table:style-name="ce14" table:number-columns-repeated="18"/>
          <table:table-cell table:number-columns-repeated="998"/>
        </table:table-row>
        <table:table-row table:style-name="ro11">
          <table:table-cell table:style-name="ce31" office:value-type="string" calcext:value-type="string">
            <text:p>WIRES-003</text:p>
          </table:table-cell>
          <table:table-cell table:style-name="ce13" office:value-type="string" calcext:value-type="string">
            <text:p>Modify a few parameters in the last test:</text:p>
            <text:p>- DB Filter's cache.expiration.interval</text:p>
            <text:p>- DB Store's periodic.cleanup</text:p>
            <text:p>- DB Store's periodic.cleanup.records.keep</text:p>
          </table:table-cell>
          <table:table-cell table:style-name="ce17"/>
          <table:table-cell table:style-name="ce60" office:value-type="string" calcext:value-type="string">
            <text:p>N/A</text:p>
          </table:table-cell>
          <table:table-cell table:style-name="ce17" table:number-columns-repeated="4"/>
          <table:table-cell table:style-name="ce14" table:number-columns-repeated="18"/>
          <table:table-cell table:number-columns-repeated="998"/>
        </table:table-row>
        <table:table-row table:style-name="ro5">
          <table:table-cell table:style-name="ce30" office:value-type="string" calcext:value-type="string">
            <text:p>WIRES-MOD-001</text:p>
          </table:table-cell>
          <table:table-cell table:style-name="ce13" office:value-type="string" calcext:value-type="string">
            <text:p>Add Modbus driver:</text:p>
            <text:p>Click Services-&gt;+</text:p>
            <text:p>Select org.eclipse.kura.driver.modbus, type in a name and click Create. New service will show up under Services.</text:p>
            <text:p>Configure the new service:</text:p>
            <text:p>access.type = RTU</text:p>
            <text:p>modbus.rtu.port.name = /dev/ttyUSB0</text:p>
            <text:p>Go to System-&gt;Wires</text:p>
            <text:p>Add a new simple Timer</text:p>
            <text:p>Add a new Asset with the previously added Modbus driver</text:p>
            <text:p>Configure the new asset:</text:p>
            <text:p>add new Channel, name it, set type READ_WRITE, value type BOOLEAN, primary table COILS and appropriate memory address (e.g. 1)</text:p>
            <text:p>Add a Publisher:</text:p>
            <text:p>publish.qos = 0</text:p>
            <text:p>Add Logger</text:p>
            <text:p>Connect timer to asset, and asset to publisher and logger</text:p>
            <text:p>Save</text:p>
            <text:p>Observe the log and events</text:p>
          </table:table-cell>
          <table:table-cell table:style-name="ce17"/>
          <table:table-cell table:style-name="ce60" office:value-type="string" calcext:value-type="string">
            <text:p>N</text:p>
          </table:table-cell>
          <table:table-cell table:style-name="ce17" office:value-type="string" calcext:value-type="string">
            <text:p>- Under »Services -&gt; + » there is only »org.eclipse.kura.camel.cloud.factory.CamelFactory«, nothing else. </text:p>
            <text:p>- Tried to install ModBus driver from eclipse MarketPlace (https://www.dropbox.com/s/ujit9xonm6e8oc9/modbus.dp?dl=1) but even then there was no option for ModBus driver under »Services -&gt; +«. </text:p>
          </table:table-cell>
          <table:table-cell table:style-name="ce17" table:number-columns-repeated="3"/>
          <table:table-cell table:style-name="ce14" table:number-columns-repeated="18"/>
          <table:table-cell table:number-columns-repeated="998"/>
        </table:table-row>
        <table:table-row table:style-name="ro3">
          <table:table-cell table:style-name="ce31" office:value-type="string" calcext:value-type="string">
            <text:p>WIRES-MOD-002</text:p>
          </table:table-cell>
          <table:table-cell table:style-name="ce13" office:value-type="string" calcext:value-type="string">
            <text:p>Run a Modbus emulator on PC (e.g. Modbus Pal)</text:p>
            <text:p>Configure the previous Modbus asset on TCP, update Modbus driver's modbus.tcp-udp.ip to IP of the PC and try much the same</text:p>
          </table:table-cell>
          <table:table-cell table:style-name="ce17"/>
          <table:table-cell table:style-name="ce60" office:value-type="string" calcext:value-type="string">
            <text:p>N</text:p>
          </table:table-cell>
          <table:table-cell table:style-name="ce17" office:value-type="string" calcext:value-type="string">
            <text:p>No ModBus emulator for MAC? </text:p>
          </table:table-cell>
          <table:table-cell table:style-name="ce17" table:number-columns-repeated="3"/>
          <table:table-cell table:style-name="ce14" table:number-columns-repeated="1016"/>
        </table:table-row>
        <table:table-row table:style-name="ro31">
          <table:table-cell table:style-name="ce31"/>
          <table:table-cell table:style-name="ce17" table:number-columns-repeated="2"/>
          <table:table-cell table:style-name="ce62"/>
          <table:table-cell table:style-name="ce17" table:number-columns-repeated="4"/>
          <table:table-cell table:style-name="ce14" table:number-columns-repeated="18"/>
          <table:table-cell table:number-columns-repeated="998"/>
        </table:table-row>
        <table:table-row table:style-name="ro2">
          <table:table-cell table:style-name="ce32"/>
          <table:table-cell table:style-name="ce17" table:number-columns-repeated="2"/>
          <table:table-cell table:style-name="ce62"/>
          <table:table-cell table:style-name="ce17" table:number-columns-repeated="4"/>
          <table:table-cell table:style-name="ce14" table:number-columns-repeated="18"/>
          <table:table-cell table:number-columns-repeated="998"/>
        </table:table-row>
        <table:table-row table:style-name="ro2">
          <table:table-cell table:style-name="ce22"/>
          <table:table-cell table:style-name="ce17" table:number-columns-repeated="2"/>
          <table:table-cell table:style-name="ce62"/>
          <table:table-cell table:style-name="ce17" table:number-columns-repeated="4"/>
          <table:table-cell table:style-name="ce14" table:number-columns-repeated="18"/>
          <table:table-cell table:number-columns-repeated="998"/>
        </table:table-row>
        <table:table-row table:style-name="ro2" table:number-rows-repeated="2">
          <table:table-cell table:style-name="ce14"/>
          <table:table-cell table:number-columns-repeated="2"/>
          <table:table-cell table:style-name="ce14" table:number-columns-repeated="23"/>
          <table:table-cell table:number-columns-repeated="998"/>
        </table:table-row>
        <table:table-row table:style-name="ro2">
          <table:table-cell table:style-name="ce14"/>
          <table:table-cell table:number-columns-repeated="2"/>
          <table:table-cell table:style-name="ce14"/>
          <table:table-cell table:style-name="ce47" table:number-columns-repeated="4"/>
          <table:table-cell table:style-name="ce14" table:number-columns-repeated="18"/>
          <table:table-cell table:number-columns-repeated="998"/>
        </table:table-row>
        <table:table-row table:style-name="ro2" table:number-rows-repeated="10">
          <table:table-cell table:style-name="ce14"/>
          <table:table-cell table:number-columns-repeated="2"/>
          <table:table-cell table:style-name="ce14" table:number-columns-repeated="5"/>
          <table:table-cell table:number-columns-repeated="1016"/>
        </table:table-row>
        <table:table-row table:style-name="ro1" table:number-rows-repeated="1048339">
          <table:table-cell table:number-columns-repeated="1024"/>
        </table:table-row>
        <table:table-row table:style-name="ro1">
          <table:table-cell table:number-columns-repeated="1024"/>
        </table:table-row>
        <calcext:conditional-formats>
          <calcext:conditional-format calcext:target-range-address="Report.A67:Report.E67 Report.C67:Report.C69 Report.E67:Report.H75 Report.D68:Report.D220 Report.D35:Report.D66 Report.A45:Report.C45 Report.E45:Report.H45">
            <calcext:condition calcext:apply-style-name="cf3" calcext:value="=&quot;Y&quot;" calcext:base-cell-address="Report.A35"/>
            <calcext:condition calcext:apply-style-name="cf1" calcext:value="=&quot;N&quot;" calcext:base-cell-address="Report.A35"/>
            <calcext:condition calcext:apply-style-name="cf2" calcext:value="=&quot;P&quot;" calcext:base-cell-address="Report.A3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Calibri1" svg:font-family="Calibri"/>
    <style:font-face style:name="Calibri" svg:font-family="Calibri"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109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09"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09P0"/>
    </number:currency-style>
    <number:currency-style style:name="N107P0" style:volatile="true">
      <number:number number:decimal-places="2" loext:min-decimal-places="2" number:min-integer-digits="1" number:grouping="true"/>
      <number:text> </number:text>
      <number:currency-symbol number:language="sl" number:country="SI">€</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7P0"/>
    </number:currency-style>
    <number:date-style style:name="N10107" number:language="sl" number:country="SI">
      <number:day/>
      <number:text>.</number:text>
      <number:month/>
      <number:text>.</number:text>
      <number:year number:style="long"/>
    </number:date-style>
    <number:currency-style style:name="N10108" number:language="sl" number:country="SI">
      <number:number number:decimal-places="2" loext:min-decimal-places="2" number:min-integer-digits="1" number:grouping="true"/>
      <number:text> </number:text>
      <number:currency-symbol number:language="sl" number:country="SI">€</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onditionalStyle_5f_7" style:display-name="ConditionalStyle_7" style:family="table-cell" style:parent-style-name="Default" style:data-style-name="N0">
      <style:table-cell-properties fo:background-color="#ffff00" style:vertical-align="automatic"/>
      <style:text-properties fo:color="#000000" style:font-name="Calibri1" fo:font-family="Calibri" style:font-name-asian="Calibri1" style:font-family-asian="Calibri" style:font-name-complex="Calibri1" style:font-family-complex="Calibri"/>
    </style:style>
    <style:style style:name="ConditionalStyle_5f_8" style:display-name="ConditionalStyle_8" style:family="table-cell" style:parent-style-name="Default" style:data-style-name="N0">
      <style:table-cell-properties fo:background-color="#ff0000" style:vertical-align="automatic"/>
      <style:text-properties fo:color="#000000" style:font-name="Calibri1" fo:font-family="Calibri" style:font-name-asian="Calibri1" style:font-family-asian="Calibri" style:font-name-complex="Calibri1" style:font-family-complex="Calibri"/>
    </style:style>
    <style:style style:name="ConditionalStyle_5f_9" style:display-name="ConditionalStyle_9" style:family="table-cell" style:parent-style-name="Default" style:data-style-name="N0">
      <style:table-cell-properties fo:background-color="#00b050" style:vertical-align="automatic"/>
      <style:text-properties fo:color="#000000" style:font-name="Calibri1" fo:font-family="Calibri" style:font-name-asian="Calibri1" style:font-family-asian="Calibri" style:font-name-complex="Calibri1" style:font-family-complex="Calibri"/>
    </style:style>
    <style:style style:name="Excel_20_Built-in_20_Heading_20_2" style:display-name="Excel Built-in Heading 2" style:family="table-cell" style:parent-style-name="Default" style:data-style-name="N0">
      <style:table-cell-properties fo:border-bottom="2.01pt solid #a7c0de" fo:background-color="transparent" fo:border-left="none" fo:border-right="none" fo:border-top="none" style:vertical-align="automatic"/>
      <style:text-properties fo:color="#1f497d" style:font-name="Calibri" fo:font-family="Calibri" style:font-family-generic="swiss" fo:font-size="13pt" fo:font-weight="bold" style:font-name-asian="Calibri1" style:font-family-asian="Calibri" style:font-size-asian="13pt" style:font-weight-asian="bold" style:font-name-complex="Calibri1" style:font-family-complex="Calibri" style:font-size-complex="13pt" style:font-weight-complex="bold"/>
    </style:style>
    <style:style style:name="Excel_20_Built-in_20_Neutral" style:display-name="Excel Built-in Neutral" style:family="table-cell" style:parent-style-name="Default" style:data-style-name="N0">
      <style:table-cell-properties fo:background-color="#ffeb9c" style:vertical-align="automatic"/>
      <style:text-properties fo:color="#9c6500" style:font-name="Calibri" fo:font-family="Calibri" style:font-family-generic="swiss" style:font-name-asian="Calibri1" style:font-family-asian="Calibri" style:font-name-complex="Calibri1" style:font-family-complex="Calibri"/>
    </style:style>
    <style:style style:name="Excel_20_Built-in_20_Percent" style:display-name="Excel Built-in Percent" style:family="table-cell" style:parent-style-name="Default" style:data-style-name="N10">
      <style:table-cell-properties fo:background-color="transparent" style:vertical-align="automatic"/>
      <style:text-properties fo:color="#000000" style:font-name="Calibri1" fo:font-family="Calibri" style:font-name-asian="Calibri1" style:font-family-asian="Calibri" style:font-name-complex="Calibri1" style:font-family-complex="Calibri"/>
    </style:style>
    <style:style style:name="cf1" style:family="table-cell" style:parent-style-name="Default">
      <style:table-cell-properties fo:background-color="#ff0000"/>
      <style:text-properties fo:color="#000000"/>
    </style:style>
    <style:style style:name="cf2" style:family="table-cell" style:parent-style-name="Default">
      <style:table-cell-properties fo:background-color="#ffff00"/>
      <style:text-properties fo:color="#000000"/>
    </style:style>
    <style:style style:name="cf3" style:family="table-cell" style:parent-style-name="Default">
      <style:table-cell-properties fo:background-color="#00b050"/>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dc:title/>
    <dc:description/>
    <dc:subject/>
    <meta:initial-creator>Pierre</meta:initial-creator>
    <meta:creation-date>2014-09-06T08:40:55Z</meta:creation-date>
    <dc:date>2017-05-15T11:32:54.076000000</dc:date>
    <meta:editing-cycles>162</meta:editing-cycles>
    <meta:editing-duration>PT14M15S</meta:editing-duration>
    <meta:document-statistic meta:table-count="3" meta:cell-count="543" meta:object-count="0"/>
  </office:meta>
</office:document-meta>
</file>